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igura">
      <style:text-properties officeooo:paragraph-rsid="002bd2eb"/>
    </style:style>
    <style:style style:name="P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2a629" officeooo:paragraph-rsid="00273e98" style:font-size-asian="12pt" style:font-style-asian="normal" style:font-weight-asian="normal" style:font-size-complex="12pt" style:font-style-complex="normal" style:font-weight-complex="normal" style:text-emphasize="none"/>
    </style:style>
    <style:style style:name="P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e9ab0" officeooo:paragraph-rsid="002e9ab0" style:font-size-asian="12pt" style:font-style-asian="normal" style:font-weight-asian="normal" style:font-size-complex="12pt" style:font-style-complex="normal" style:font-weight-complex="normal" style:text-emphasize="none"/>
    </style:style>
    <style:style style:name="P4"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73e98" officeooo:paragraph-rsid="00273e98" style:font-size-asian="12pt" style:font-style-asian="normal" style:font-weight-asian="normal" style:font-size-complex="12pt" style:font-style-complex="normal" style:font-weight-complex="normal" style:text-emphasize="none"/>
    </style:style>
    <style:style style:name="P5"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73e98" style:font-size-asian="12pt" style:font-style-asian="normal" style:font-weight-asian="normal" style:font-size-complex="12pt" style:font-style-complex="normal" style:font-weight-complex="normal" style:text-emphasize="none"/>
    </style:style>
    <style:style style:name="P6"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05330" officeooo:paragraph-rsid="00305330" style:font-size-asian="12pt" style:font-style-asian="normal" style:font-weight-asian="normal" style:font-size-complex="12pt" style:font-style-complex="normal" style:font-weight-complex="normal" style:text-emphasize="none"/>
    </style:style>
    <style:style style:name="P7"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45af4" officeooo:paragraph-rsid="00345af4" style:font-size-asian="12pt" style:font-style-asian="normal" style:font-weight-asian="normal" style:font-size-complex="12pt" style:font-style-complex="normal" style:font-weight-complex="normal" style:text-emphasize="none"/>
    </style:style>
    <style:style style:name="P8"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77dbf" officeooo:paragraph-rsid="00377dbf" style:font-size-asian="12pt" style:font-style-asian="normal" style:font-weight-asian="normal" style:font-size-complex="12pt" style:font-style-complex="normal" style:font-weight-complex="normal" style:text-emphasize="none"/>
    </style:style>
    <style:style style:name="P9"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85e69" officeooo:paragraph-rsid="00385e69" style:font-size-asian="12pt" style:font-style-asian="normal" style:font-weight-asian="normal" style:font-size-complex="12pt" style:font-style-complex="normal" style:font-weight-complex="normal" style:text-emphasize="none"/>
    </style:style>
    <style:style style:name="P1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a3525" officeooo:paragraph-rsid="003a3525" style:font-size-asian="12pt" style:font-style-asian="normal" style:font-weight-asian="normal" style:font-size-complex="12pt" style:font-style-complex="normal" style:font-weight-complex="normal" style:text-emphasize="none"/>
    </style:style>
    <style:style style:name="P11"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1fb5e4"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2a629" style:font-size-asian="12pt" style:font-style-asian="normal" style:font-weight-asian="normal" style:font-size-complex="12pt" style:font-weight-complex="normal" style:text-emphasize="none"/>
    </style:style>
    <style:style style:name="P13"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637e2" style:font-size-asian="12pt" style:font-style-asian="normal" style:font-weight-asian="normal" style:font-size-complex="12pt" style:font-weight-complex="normal" style:text-emphasize="none"/>
    </style:style>
    <style:style style:name="P14"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fb5e4" officeooo:paragraph-rsid="002da435" style:font-size-asian="12pt" style:font-style-asian="normal" style:font-weight-asian="normal" style:font-size-complex="12pt" style:font-weight-complex="normal" style:text-emphasize="none"/>
    </style:style>
    <style:style style:name="P15"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1e62cc" style:font-size-asian="12pt" style:font-style-asian="normal" style:font-weight-asian="normal" style:font-size-complex="12pt" style:font-weight-complex="normal" style:text-emphasize="none"/>
    </style:style>
    <style:style style:name="P16"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1fb5e4" style:font-size-asian="12pt" style:font-style-asian="normal" style:font-weight-asian="normal" style:font-size-complex="12pt" style:font-weight-complex="normal" style:text-emphasize="none"/>
    </style:style>
    <style:style style:name="P17"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2a629" style:font-size-asian="12pt" style:font-style-asian="normal" style:font-weight-asian="normal" style:font-size-complex="12pt" style:font-weight-complex="normal" style:text-emphasize="none"/>
    </style:style>
    <style:style style:name="P18"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73e98" style:font-size-asian="12pt" style:font-style-asian="normal" style:font-weight-asian="normal" style:font-size-complex="12pt" style:font-weight-complex="normal" style:text-emphasize="none"/>
    </style:style>
    <style:style style:name="P19"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1e62cc" officeooo:paragraph-rsid="002da435" style:font-size-asian="12pt" style:font-style-asian="normal" style:font-weight-asian="normal" style:font-size-complex="12pt" style:font-weight-complex="normal" style:text-emphasize="none"/>
    </style:style>
    <style:style style:name="P2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22a629" officeooo:paragraph-rsid="0022a629" style:font-size-asian="12pt" style:font-style-asian="normal" style:font-weight-asian="normal" style:font-size-complex="12pt" style:font-weight-complex="normal" style:text-emphasize="none"/>
    </style:style>
    <style:style style:name="P21"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bold" officeooo:rsid="002e9ab0" officeooo:paragraph-rsid="002e9ab0" style:font-size-asian="12pt" style:font-style-asian="italic" style:font-weight-asian="bold" style:font-size-complex="12pt" style:font-style-complex="italic" style:font-weight-complex="bold" style:text-emphasize="none"/>
    </style:style>
    <style:style style:name="P22"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e9ab0" officeooo:paragraph-rsid="001fb5e4" style:font-size-asian="12pt" style:font-style-asian="italic" style:font-weight-asian="normal" style:font-size-complex="12pt" style:font-style-complex="italic" style:font-weight-complex="normal" style:text-emphasize="none"/>
    </style:style>
    <style:style style:name="P23"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e9ab0" officeooo:paragraph-rsid="002e9ab0" style:font-size-asian="12pt" style:font-style-asian="italic" style:font-weight-asian="normal" style:font-size-complex="12pt" style:font-style-complex="italic" style:font-weight-complex="normal" style:text-emphasize="none"/>
    </style:style>
    <style:style style:name="P24"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273e98" officeooo:paragraph-rsid="00273e98" style:font-size-asian="12pt" style:font-style-asian="italic" style:font-weight-asian="normal" style:font-size-complex="12pt" style:font-style-complex="italic" style:font-weight-complex="normal" style:text-emphasize="none"/>
    </style:style>
    <style:style style:name="P25"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45af4" officeooo:paragraph-rsid="00345af4" style:font-size-asian="12pt" style:font-style-asian="italic" style:font-weight-asian="normal" style:font-size-complex="12pt" style:font-style-complex="italic" style:font-weight-complex="normal" style:text-emphasize="none"/>
    </style:style>
    <style:style style:name="P26"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77dbf" officeooo:paragraph-rsid="00377dbf" style:font-size-asian="12pt" style:font-style-asian="italic" style:font-weight-asian="normal" style:font-size-complex="12pt" style:font-style-complex="italic" style:font-weight-complex="normal" style:text-emphasize="none"/>
    </style:style>
    <style:style style:name="P27" style:family="paragraph" style:parent-style-name="Standard">
      <style:paragraph-properties fo:text-align="justify" style:justify-single-word="false"/>
      <style:text-properties style:font-name="Times New Roman" fo:font-size="12pt" fo:language="it" fo:country="IT" fo:font-weight="normal" officeooo:paragraph-rsid="001e62c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language="it" fo:country="IT" fo:font-weight="normal" officeooo:paragraph-rsid="001fb5e4"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language="it" fo:country="IT" fo:font-style="italic" fo:font-weight="normal" officeooo:rsid="00273e98" officeooo:paragraph-rsid="00273e98"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language="it" fo:country="IT" fo:font-weight="bold" officeooo:rsid="001e62cc" officeooo:paragraph-rsid="001e62cc" style:font-weight-asian="bold" style:font-weight-complex="bold"/>
    </style:style>
    <style:style style:name="P31" style:family="paragraph" style:parent-style-name="Standard">
      <style:paragraph-properties fo:text-align="justify" style:justify-single-word="false"/>
      <style:text-properties fo:language="it" fo:country="IT" fo:font-weight="normal" officeooo:rsid="001e62cc" officeooo:paragraph-rsid="001e62cc" style:font-weight-asian="normal" style:font-weight-complex="normal"/>
    </style:style>
    <style:style style:name="P32" style:family="paragraph" style:parent-style-name="Standard">
      <style:paragraph-properties fo:text-align="justify" style:justify-single-word="false"/>
      <style:text-properties fo:language="it" fo:country="IT" fo:font-weight="normal" officeooo:rsid="0021cc9d" officeooo:paragraph-rsid="0021cc9d" style:font-weight-asian="normal" style:font-weight-complex="normal"/>
    </style:style>
    <style:style style:name="P33" style:family="paragraph" style:parent-style-name="Standard">
      <style:paragraph-properties fo:text-align="justify" style:justify-single-word="false"/>
      <style:text-properties fo:language="it" fo:country="IT" fo:font-weight="normal" officeooo:rsid="0022a629" officeooo:paragraph-rsid="0022a629" style:font-weight-asian="normal" style:font-weight-complex="normal"/>
    </style:style>
    <style:style style:name="P34" style:family="paragraph" style:parent-style-name="Standard">
      <style:paragraph-properties fo:text-align="justify" style:justify-single-word="false"/>
      <style:text-properties fo:language="it" fo:country="IT" fo:font-weight="normal" officeooo:paragraph-rsid="001e62cc" style:font-weight-asian="normal" style:font-weight-complex="normal"/>
    </style:style>
    <style:style style:name="P35" style:family="paragraph" style:parent-style-name="Standard">
      <style:paragraph-properties fo:text-align="justify" style:justify-single-word="false"/>
      <style:text-properties fo:language="it" fo:country="IT" fo:font-weight="normal" officeooo:paragraph-rsid="001fb5e4" style:font-weight-asian="normal" style:font-weight-complex="normal"/>
    </style:style>
    <style:style style:name="P36" style:family="paragraph" style:parent-style-name="Standard">
      <style:paragraph-properties fo:text-align="justify" style:justify-single-word="false"/>
      <style:text-properties fo:language="it" fo:country="IT" fo:font-weight="normal" officeooo:paragraph-rsid="0022a629" style:font-weight-asian="normal" style:font-weight-complex="normal"/>
    </style:style>
    <style:style style:name="P37" style:family="paragraph" style:parent-style-name="Standard">
      <style:paragraph-properties fo:text-align="justify" style:justify-single-word="false"/>
      <style:text-properties fo:language="it" fo:country="IT" fo:font-weight="normal" officeooo:paragraph-rsid="00273e98" style:font-weight-asian="normal" style:font-weight-complex="normal"/>
    </style:style>
    <style:style style:name="P38" style:family="paragraph" style:parent-style-name="Standard">
      <style:paragraph-properties fo:text-align="justify" style:justify-single-word="false"/>
      <style:text-properties fo:language="it" fo:country="IT" fo:font-weight="normal" officeooo:paragraph-rsid="002da435" style:font-weight-asian="normal" style:font-weight-complex="normal"/>
    </style:style>
    <style:style style:name="P39" style:family="paragraph" style:parent-style-name="Standard" style:master-page-name="Standard">
      <style:paragraph-properties fo:text-align="justify" style:justify-single-word="false" style:page-number="auto"/>
      <style:text-properties fo:language="it" fo:country="IT" fo:font-weight="bold" officeooo:rsid="001e62cc" officeooo:paragraph-rsid="001e62cc" style:font-weight-asian="bold" style:font-weight-complex="bold"/>
    </style:style>
    <style:style style:name="P40"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77dbf" officeooo:paragraph-rsid="00377dbf" style:font-size-asian="12pt" style:font-style-asian="normal" style:font-weight-asian="normal" style:font-size-complex="12pt" style:font-style-complex="normal" style:font-weight-complex="normal" style:text-emphasize="none"/>
    </style:style>
    <style:style style:name="P41" style:family="paragraph" style:parent-style-name="Standard">
      <style:paragraph-properties fo:text-align="justify" style:justify-single-word="false"/>
      <style:text-properties style:text-outline="false" style:text-line-through-style="none" style:font-name="Times New Roman" fo:font-size="12pt" fo:language="it" fo:country="IT" fo:font-style="normal" fo:text-shadow="none" style:text-underline-style="none" fo:font-weight="normal" officeooo:rsid="003aa173" officeooo:paragraph-rsid="003aa173" style:font-size-asian="12pt" style:font-style-asian="normal" style:font-weight-asian="normal" style:font-size-complex="12pt" style:font-style-complex="normal" style:font-weight-complex="normal" style:text-emphasize="none"/>
    </style:style>
    <style:style style:name="P42"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aa173" officeooo:paragraph-rsid="003aa173" style:font-size-asian="12pt" style:font-style-asian="italic" style:font-weight-asian="normal" style:font-size-complex="12pt" style:font-style-complex="italic" style:font-weight-complex="normal" style:text-emphasize="none"/>
    </style:style>
    <style:style style:name="P43" style:family="paragraph" style:parent-style-name="Standard">
      <style:paragraph-properties fo:text-align="justify" style:justify-single-word="false"/>
      <style:text-properties style:text-outline="false" style:text-line-through-style="none" style:font-name="Times New Roman" fo:font-size="12pt" fo:language="it" fo:country="IT" fo:font-style="italic" fo:text-shadow="none" style:text-underline-style="none" fo:font-weight="normal" officeooo:rsid="003d2ffe" officeooo:paragraph-rsid="003d2ffe" style:font-size-asian="12pt" style:font-style-asian="italic" style:font-weight-asian="normal" style:font-size-complex="12pt" style:font-style-complex="italic" style:font-weight-complex="normal" style:text-emphasize="none"/>
    </style:style>
    <style:style style:name="P44" style:family="paragraph" style:parent-style-name="Illustration">
      <style:text-properties officeooo:paragraph-rsid="003aa173"/>
    </style:style>
    <style:style style:name="P45"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italic" fo:text-shadow="none" style:text-underline-style="none" fo:font-weight="normal" officeooo:rsid="003d2ffe" officeooo:paragraph-rsid="003e3bcc" style:font-size-asian="12pt" style:font-style-asian="italic" style:font-weight-asian="normal" style:font-size-complex="12pt" style:font-style-complex="italic" style:font-weight-complex="normal" style:text-emphasize="none"/>
    </style:style>
    <style:style style:name="P46"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e3bcc" style:font-size-asian="12pt" style:font-style-asian="normal" style:font-weight-asian="normal" style:font-size-complex="12pt" style:font-style-complex="normal" style:font-weight-complex="normal" style:text-emphasize="none"/>
    </style:style>
    <style:style style:name="P47"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3f2192" style:font-size-asian="12pt" style:font-style-asian="normal" style:font-weight-asian="normal" style:font-size-complex="12pt" style:font-style-complex="normal" style:font-weight-complex="normal" style:text-emphasize="none"/>
    </style:style>
    <style:style style:name="P48" style:family="paragraph" style:parent-style-name="List_20_Paragraph">
      <style:paragraph-properties fo:margin-left="0in" fo:margin-right="0in" fo:text-align="justify" style:justify-single-word="false" fo:text-indent="0in" style:auto-text-indent="false"/>
      <style:text-properties style:text-outline="false" style:text-line-through-style="none" style:font-name="Times New Roman" fo:font-size="12pt" fo:language="it" fo:country="IT" fo:font-style="normal" fo:text-shadow="none" style:text-underline-style="none" fo:font-weight="normal" officeooo:rsid="003e3bcc" officeooo:paragraph-rsid="0041006a" style:font-size-asian="12pt" style:font-style-asian="normal" style:font-weight-asian="normal" style:font-size-complex="12pt" style:font-style-complex="normal" style:font-weight-complex="normal" style:text-emphasize="none"/>
    </style:style>
    <style:style style:name="T1" style:family="text">
      <style:text-properties style:text-outline="false" style:text-line-through-style="none" fo:font-style="normal" fo:text-shadow="none" style:text-underline-style="none" style:font-style-asian="normal" style:text-emphasize="none"/>
    </style:style>
    <style:style style:name="T2" style:family="text">
      <style:text-properties style:text-outline="false" style:text-line-through-style="none" fo:font-style="normal" fo:text-shadow="none" style:text-underline-style="none" officeooo:rsid="001e62cc" style:font-style-asian="normal" style:text-emphasize="none"/>
    </style:style>
    <style:style style:name="T3" style:family="text">
      <style:text-properties style:text-outline="false" style:text-line-through-style="none" fo:font-style="normal" fo:text-shadow="none" style:text-underline-style="none" officeooo:rsid="001fb5e4" style:font-style-asian="normal" style:text-emphasize="none"/>
    </style:style>
    <style:style style:name="T4" style:family="text">
      <style:text-properties style:text-outline="false" style:text-line-through-style="none" style:font-name="Times New Roman" fo:font-size="12pt" fo:font-style="normal" fo:text-shadow="none" style:text-underline-style="none" officeooo:rsid="001e62cc" style:font-size-asian="12pt" style:font-style-asian="normal" style:font-size-complex="12pt" style:text-emphasize="none"/>
    </style:style>
    <style:style style:name="T5" style:family="text">
      <style:text-properties style:text-outline="false" style:text-line-through-style="none" style:font-name="Times New Roman" fo:font-size="12pt" fo:font-style="normal" fo:text-shadow="none" style:text-underline-style="none" officeooo:rsid="001fb5e4" style:font-size-asian="12pt" style:font-style-asian="normal" style:font-size-complex="12pt" style:text-emphasize="none"/>
    </style:style>
    <style:style style:name="T6" style:family="text">
      <style:text-properties style:text-outline="false" style:text-line-through-style="none" style:font-name="Times New Roman" fo:font-size="12pt" fo:language="it" fo:country="IT" fo:font-style="italic" fo:text-shadow="none" style:text-underline-style="none" fo:font-weight="normal" officeooo:rsid="003aa173" style:font-size-asian="12pt" style:font-style-asian="italic" style:font-weight-asian="normal" style:font-size-complex="12pt" style:font-style-complex="italic" style:font-weight-complex="normal" style:text-emphasize="none"/>
    </style:style>
    <style:style style:name="T7" style:family="text">
      <style:text-properties officeooo:rsid="0021cc9d"/>
    </style:style>
    <style:style style:name="T8" style:family="text">
      <style:text-properties officeooo:rsid="001e62cc"/>
    </style:style>
    <style:style style:name="T9" style:family="text">
      <style:text-properties officeooo:rsid="0022a629"/>
    </style:style>
    <style:style style:name="T10" style:family="text">
      <style:text-properties officeooo:rsid="00241e6b"/>
    </style:style>
    <style:style style:name="T11" style:family="text">
      <style:text-properties officeooo:rsid="002bd2eb"/>
    </style:style>
    <style:style style:name="T12" style:family="text">
      <style:text-properties officeooo:rsid="002c5797"/>
    </style:style>
    <style:style style:name="T13" style:family="text">
      <style:text-properties officeooo:rsid="00305330"/>
    </style:style>
    <style:style style:name="T14" style:family="text">
      <style:text-properties fo:font-style="italic" style:font-style-asian="italic" style:font-style-complex="italic"/>
    </style:style>
    <style:style style:name="T15" style:family="text">
      <style:text-properties officeooo:rsid="00323437"/>
    </style:style>
    <style:style style:name="T16" style:family="text">
      <style:text-properties officeooo:rsid="0036281d"/>
    </style:style>
    <style:style style:name="T17" style:family="text">
      <style:text-properties fo:font-style="normal" style:font-style-asian="normal" style:font-style-complex="normal"/>
    </style:style>
    <style:style style:name="T18" style:family="text">
      <style:text-properties style:font-name-complex="Times New Roman1"/>
    </style:style>
    <style:style style:name="T19" style:family="text">
      <style:text-properties officeooo:rsid="003e3bcc"/>
    </style:style>
    <style:style style:name="T20" style:family="text">
      <style:text-properties fo:color="#000000" style:font-name-complex="Times New Roman1"/>
    </style:style>
    <style:style style:name="T21" style:family="text">
      <style:text-properties fo:color="#000000" officeooo:rsid="003f2192" style:font-name-complex="Times New Roman1"/>
    </style:style>
    <style:style style:name="T22" style:family="text">
      <style:text-properties fo:color="#000000" officeooo:rsid="0041006a" style:font-name-complex="Times New Roman1"/>
    </style:style>
    <style:style style:name="T23" style:family="text">
      <style:text-properties fo:color="#000000" fo:font-style="italic" officeooo:rsid="003f2192" style:font-style-asian="italic" style:font-name-complex="Times New Roman1" style:font-style-complex="italic"/>
    </style:style>
    <style:style style:name="T24" style:family="text">
      <style:text-properties fo:color="#000000" fo:font-style="italic" officeooo:rsid="0041006a" style:font-style-asian="italic" style:font-name-complex="Times New Roman1" style:font-style-complex="italic"/>
    </style:style>
    <style:style style:name="T25" style:family="text">
      <style:text-properties fo:color="#000000" fo:font-style="normal" officeooo:rsid="003f2192" style:font-style-asian="normal" style:font-name-complex="Times New Roman1" style:font-style-complex="normal"/>
    </style:style>
    <style:style style:name="T26" style:family="text">
      <style:text-properties fo:color="#000000" fo:font-style="normal" officeooo:rsid="0041006a" style:font-style-asian="normal" style:font-name-complex="Times New Roman1"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9">RISULTATI PARZIALI SIMULAZIONI CON CONTO ENERGIA</text:p>
      <text:p text:style-name="P30"/>
      <text:p text:style-name="P31"/>
      <text:p text:style-name="P31"/>
      <text:p text:style-name="P31">Questi sono alcuni risultati che ho ottenuto facendo <text:span text:style-name="T7">5</text:span>00 simulazioni per capire l'andamento della produzione energetica nel periodo di tempo 2007-2013. </text:p>
      <text:p text:style-name="P31"/>
      <text:p text:style-name="P31"/>
      <text:p text:style-name="P32">Questa versione del simulatore tiene conto dei vari Conti Energia e del ritorno sull'investimento (in particolare questi risultati si riferiscono al caso in cui gli agenti decidano di effettuare l'investimento solo se il ritorno è superiore al 5%). <text:span text:style-name="T9">Nelle simulazioni effettuate sono stati considerati esclusivamente gli incentivi offerti a livello nazionale.</text:span></text:p>
      <text:p text:style-name="P31"/>
      <text:p text:style-name="P31"/>
      <text:p text:style-name="P29">POTENZA INSTALLATA</text:p>
      <text:p text:style-name="P31"/>
      <text:p text:style-name="P33">I seguenti grafici mostrano i risultati ottenuti dalle simulazioni, nel primo caso variando l'intensità dell'interazione sociale mentre nel secondo vengono considerati differenti valori per il raggio di tale interazione.</text:p>
      <text:p text:style-name="P15"/>
      <text:p text:style-name="P15"/>
      <text:p text:style-name="P15"/>
      <text:p text:style-name="P15">Numero Agenti: 200</text:p>
      <text:p text:style-name="P34"><text:span text:style-name="T4">Raggio Interazione sociale: </text:span><text:span text:style-name="T5">5</text:span></text:p>
      <text:p text:style-name="P27"><text:span text:style-name="T2">Sensibilit</text:span><text:span text:style-name="T1">à Interazione sociale: </text:span><text:span text:style-name="T3">0 – 2 – 5 </text:span></text:p>
      <text:p text:style-name="P31"/>
      <text:p text:style-name="P31"><draw:frame draw:style-name="fr1" draw:name="Frame7" text:anchor-type="paragraph" svg:width="7.4752in" draw:z-index="12"><draw:text-box fo:min-height="4.0626in"><text:p text:style-name="Figura"><draw:frame draw:style-name="fr3" draw:name="Object3" text:anchor-type="paragraph" svg:width="7.4752in" style:rel-width="100%" svg:height="4.0626in" style:rel-height="scale" draw:z-index="13"><draw:object xlink:href="./Object 3" xlink:type="simple" xlink:show="embed" xlink:actuate="onLoad"/><draw:image xlink:href="./ObjectReplacements/Object 3" xlink:type="simple" xlink:show="embed" xlink:actuate="onLoad"/></draw:frame>Figura <text:sequence text:ref-name="refFigura0" text:name="Figura" text:formula="ooow:Figura+1" style:num-format="1">1</text:sequence>: Potenza installata (Fasce 1,2 e 3 cumulate), Simulazione, <text:span text:style-name="T12">Diversi valori di Sensibilità Sociale</text:span></text:p></draw:text-box></draw:frame></text:p>
      <text:p text:style-name="P31"><text:soft-page-break/></text:p>
      <text:p text:style-name="P31"/>
      <text:p text:style-name="P31"/>
      <text:p text:style-name="P16">Numero Agenti: 200</text:p>
      <text:p text:style-name="P35"><text:span text:style-name="T4">Raggio Interazione sociale: <text:s/></text:span><text:span text:style-name="T5">0 – 5 – 10 </text:span></text:p>
      <text:p text:style-name="P28"><text:span text:style-name="T2">Sensibilità Interazione sociale: </text:span><text:span text:style-name="T3">2</text:span></text:p>
      <text:p text:style-name="P11"/>
      <text:p text:style-name="P11"><draw:frame draw:style-name="fr1" draw:name="Frame8" text:anchor-type="paragraph" svg:width="7.4752in" draw:z-index="14"><draw:text-box fo:min-height="3.8547in"><text:p text:style-name="Figura"><draw:frame draw:style-name="fr3" draw:name="Object1" text:anchor-type="paragraph" svg:width="6.9252in" style:rel-width="100%" svg:height="3.5693in" style:rel-height="scale" draw:z-index="15"><draw:object xlink:href="./Object 1" xlink:type="simple" xlink:show="embed" xlink:actuate="onLoad"/><draw:image xlink:href="./ObjectReplacements/Object 1" xlink:type="simple" xlink:show="embed" xlink:actuate="onLoad"/></draw:frame>Figura <text:sequence text:ref-name="refFigura1" text:name="Figura" text:formula="ooow:Figura+1" style:num-format="1">2</text:sequence>: Potenza installata (Fasce 1,2 e 3 cumulate), Simulazione, Diversi valori di Raggio Interazione</text:p></draw:text-box></draw:frame></text:p>
      <text:p text:style-name="P20">Come si vede bene nelle immagini successive per quanto l'andamento simulato ricordi in qualche misura quello reale – nel senso che si ha un incremento nella produzione annuale per il periodo 2007-2011, seguito nel 2012 da una diminuzione nel numero di nuova potenza installata – il simulatore non è ancora in grado di replicare esattamente la situazione reale, soprattutto perché la fase di crescita presenta un incremento quasi lineare (mentre nei dati reali osserviamo una crescita molto più rapida), in <text:s text:c="2"/>modo particolare le simulazioni non sono in grado di spiegare l'estremo aumento di potenza installata nel 2011. Secondariamente, mentre nella situazione reale la potenza installata nel 2012, pur essendo nettamente inferiore al 2011, è comunque superiore alla nuova potenza installata negli anni del periodo 2007-2010, mentre con il simulatore la potenza installata negli anni 2008, 2009 e 2010 risulta maggiore rispetto a quella del 2012.</text:p>
      <text:p text:style-name="P20">Questi due aspetti mi fanno pensare che ci siano dei fattori che non abbiamo ancora considerato nel nostro modello – resistenza all'adozione di nuove tecnologie anche se convenienti economicamente (pessimismo, sfiducia nella tecnologia,.. ), mancata conoscenza dei meccanismi di incentivazione messi a disposizione o in genere poca conoscenza delle possibilità offerte dal PV, <text:s/>eccessiva burocrazia percepita o reale, normative troppo complesse e non sempre chiarissime, <text:span text:style-name="T10">congiuntura economica generale sfavorevole, etc.</text:span></text:p>
      <text:p text:style-name="P11"><draw:frame draw:style-name="fr2" draw:name="Frame1" text:anchor-type="paragraph" svg:x="-0.3071in" svg:y="0.0146in" svg:width="7.539in" draw:z-index="0"><draw:text-box fo:min-height="3.5429in"><text:p text:style-name="Figura"><draw:frame draw:style-name="fr3" draw:name="Object2" text:anchor-type="paragraph" svg:width="7.539in" style:rel-width="100%" svg:height="3.5429in" style:rel-height="scale" draw:z-index="1"><draw:object xlink:href="./Object 2" xlink:type="simple" xlink:show="embed" xlink:actuate="onLoad"/><draw:image xlink:href="./ObjectReplacements/Object 2" xlink:type="simple" xlink:show="embed" xlink:actuate="onLoad"/><svg:desc>chart</svg:desc></draw:frame>Figura <text:sequence text:ref-name="refFigura2" text:name="Figura" text:formula="ooow:Figura+1" style:num-format="1">3</text:sequence>: Potenza installata in Emilia-Romagna, Fasce di potenza 1,2 e 3</text:p></draw:text-box></draw:frame><text:soft-page-break/></text:p>
      <text:p text:style-name="P11"/>
      <text:p text:style-name="P11"/>
      <text:p text:style-name="P17">Numero Agenti: 200</text:p>
      <text:p text:style-name="P36"><text:span text:style-name="T4">Raggio Interazione sociale: </text:span><text:span text:style-name="T5">5</text:span></text:p>
      <text:p text:style-name="P12"><text:span text:style-name="T8">Sensibilit</text:span>à Interazione sociale: <text:span text:style-name="T9">2</text:span></text:p>
      <text:p text:style-name="P11"/>
      <text:p text:style-name="P11"><draw:frame draw:style-name="fr1" draw:name="Frame2" text:anchor-type="paragraph" svg:width="7.1717in" draw:z-index="2"><draw:text-box fo:min-height="3.6252in"><text:p text:style-name="Figura"><draw:frame draw:style-name="fr3" draw:name="Object4" text:anchor-type="paragraph" svg:width="6.9252in" style:rel-width="100%" svg:height="3.4984in" style:rel-height="scale" draw:z-index="3"><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Potenza installata con il simulatore, Fasce di potenza 1,2 e 3</text:p></draw:text-box></draw:frame></text:p>
      <text:p text:style-name="P13"/>
      <text:p text:style-name="P13"/>
      <text:p text:style-name="P24"><text:soft-page-break/>NUMEROSITÀ IMPIANTI</text:p>
      <text:p text:style-name="P24"/>
      <text:p text:style-name="P4">In modo simile al caso precedente anche quando consideriamo il numero di impianti PV installati, possiamo notare delle discrepanze tra i dati reali rilevati in Emilia-Romagna e quelli ottenuti dalle simulazioni.</text:p>
      <text:p text:style-name="P4"/>
      <text:p text:style-name="P18"><draw:frame draw:style-name="fr1" draw:name="Frame3" text:anchor-type="paragraph" svg:width="6.8417in" draw:z-index="4"><draw:text-box fo:min-height="3.3638in"><text:p text:style-name="P1"><draw:frame draw:style-name="fr3" draw:name="Object5" text:anchor-type="paragraph" svg:width="6.8417in" style:rel-width="100%" svg:height="3.0402in" style:rel-height="scale" draw:z-index="5"><draw:object xlink:href="./Object 5" xlink:type="simple" xlink:show="embed" xlink:actuate="onLoad"/><draw:image xlink:href="./ObjectReplacements/Object 5" xlink:type="simple" xlink:show="embed" xlink:actuate="onLoad"/></draw:frame>Figura <text:sequence text:ref-name="refFigura4" text:name="Figura" text:formula="ooow:Figura+1" style:num-format="1">5</text:sequence>: Numerosità Impianti <text:span text:style-name="T11">Fasce 1, 2 e 3 </text:span>, Dati RER</text:p></draw:text-box></draw:frame></text:p>
      <text:p text:style-name="P18">Numero Agenti: 200</text:p>
      <text:p text:style-name="P37"><text:span text:style-name="T4">Raggio Interazione sociale: </text:span><text:span text:style-name="T5">5</text:span></text:p>
      <text:p text:style-name="P5"><text:span text:style-name="T8">Sensibilit</text:span>à Interazione sociale: <text:span text:style-name="T9">2</text:span></text:p>
      <text:p text:style-name="P2"/>
      <text:p text:style-name="P5"><draw:frame draw:style-name="fr1" draw:name="Frame4" text:anchor-type="paragraph" svg:width="6.2984in" draw:z-index="6"><draw:text-box fo:min-height="3.1126in"><text:p text:style-name="Figura"><draw:frame draw:style-name="fr3" draw:name="Object6" text:anchor-type="paragraph" svg:width="6.2984in" style:rel-width="100%" svg:height="3.3602in" style:rel-height="scale" draw:z-index="7"><draw:object xlink:href="./Object 6" xlink:type="simple" xlink:show="embed" xlink:actuate="onLoad"/><draw:image xlink:href="./ObjectReplacements/Object 6" xlink:type="simple" xlink:show="embed" xlink:actuate="onLoad"/></draw:frame>Figura <text:sequence text:ref-name="refFigura5" text:name="Figura" text:formula="ooow:Figura+1" style:num-format="1">6</text:sequence>: Numerosità Impianti <text:span text:style-name="T11">Fasce 1, 2 e 3</text:span>, Dati Simulazione</text:p></draw:text-box></draw:frame></text:p>
      <text:p text:style-name="P11"><text:soft-page-break/></text:p>
      <text:p text:style-name="P11"><draw:frame draw:style-name="fr1" draw:name="Frame5" text:anchor-type="paragraph" svg:width="6.9484in" draw:z-index="8"><draw:text-box fo:min-height="3.8154in"><text:p text:style-name="Figura"><draw:frame draw:style-name="fr3" draw:name="Object8" text:anchor-type="paragraph" svg:width="6.9484in" style:rel-width="100%" svg:height="3.8154in" style:rel-height="scale" draw:z-index="9"><draw:object xlink:href="./Object 8" xlink:type="simple" xlink:show="embed" xlink:actuate="onLoad"/><draw:image xlink:href="./ObjectReplacements/Object 8" xlink:type="simple" xlink:show="embed" xlink:actuate="onLoad"/></draw:frame>Figura <text:sequence text:ref-name="refFigura6" text:name="Figura" text:formula="ooow:Figura+1" style:num-format="1">7</text:sequence>: Numerosità Impianti Fasce 1 e 2 , Dati RER</text:p></draw:text-box></draw:frame></text:p>
      <text:p text:style-name="P11"/>
      <text:p text:style-name="P11"/>
      <text:p text:style-name="P11"><draw:frame draw:style-name="fr2" draw:name="Frame6" text:anchor-type="paragraph" svg:x="-0.1709in" svg:y="0in" svg:width="6.8925in" draw:z-index="10"><draw:text-box fo:min-height="3.9929in"><text:p text:style-name="Figura"><draw:frame draw:style-name="fr3" draw:name="Object7" text:anchor-type="paragraph" svg:width="6.6846in" style:rel-width="97%" svg:height="3.9665in" style:rel-height="scale" draw:z-index="11"><draw:object xlink:href="./Object 7" xlink:type="simple" xlink:show="embed" xlink:actuate="onLoad"/><draw:image xlink:href="./ObjectReplacements/Object 7" xlink:type="simple" xlink:show="embed" xlink:actuate="onLoad"/></draw:frame>Figura <text:sequence text:ref-name="refFigura7" text:name="Figura" text:formula="ooow:Figura+1" style:num-format="1">8</text:sequence>: Numerosità Impianti Fasce 1 e 2 , Dati Simulazione</text:p></draw:text-box></draw:frame></text:p>
      <text:p text:style-name="P19"><text:soft-page-break/>Numero Agenti: 200</text:p>
      <text:p text:style-name="P38"><text:span text:style-name="T4">Raggio Interazione sociale: </text:span><text:span text:style-name="T5">5</text:span></text:p>
      <text:p text:style-name="P14"><text:span text:style-name="T8">Sensibilit</text:span>à Interazione sociale: 0 – 2 – 5 </text:p>
      <text:p text:style-name="P14"/>
      <text:p text:style-name="P14"><draw:frame draw:style-name="fr1" draw:name="Frame10" text:anchor-type="paragraph" svg:width="7.002in" draw:z-index="18"><draw:text-box fo:min-height="3.5264in"><text:p text:style-name="Figura"><draw:frame draw:style-name="fr4" draw:name="Object10" text:anchor-type="paragraph" svg:x="0.0772in" svg:y="0.2728in" svg:width="6.7862in" style:rel-width="96%" svg:height="3.1634in" style:rel-height="scale" draw:z-index="19"><draw:object xlink:href="./Object 10" xlink:type="simple" xlink:show="embed" xlink:actuate="onLoad"/><draw:image xlink:href="./ObjectReplacements/Object 10" xlink:type="simple" xlink:show="embed" xlink:actuate="onLoad"/></draw:frame>Figura <text:sequence text:ref-name="refFigura8" text:name="Figura" text:formula="ooow:Figura+1" style:num-format="1">9</text:sequence>: N. Impianti (Fasce 1,2 e 3 cumulate), Simulazione, Diversi valori di Sensibilità Sociale</text:p></draw:text-box></draw:frame></text:p>
      <text:p text:style-name="P19">Numero Agenti: 200</text:p>
      <text:p text:style-name="P38"><text:span text:style-name="T4">Raggio Interazione sociale: <text:s/></text:span><text:span text:style-name="T5">0 – 5 – 10 </text:span></text:p>
      <text:p text:style-name="P14"><text:span text:style-name="T8">Sensibilità Interazione sociale: </text:span>2</text:p>
      <text:p text:style-name="P22"><draw:frame draw:style-name="fr1" draw:name="Frame9" text:anchor-type="paragraph" svg:width="6.8819in" draw:z-index="16"><draw:text-box fo:min-height="4.1362in"><text:p text:style-name="Figura"><draw:frame draw:style-name="fr3" draw:name="Object9" text:anchor-type="paragraph" svg:width="6.7429in" style:rel-width="98%" svg:height="3.8102in" style:rel-height="scale" draw:z-index="17"><draw:object xlink:href="./Object 9" xlink:type="simple" xlink:show="embed" xlink:actuate="onLoad"/><draw:image xlink:href="./ObjectReplacements/Object 9" xlink:type="simple" xlink:show="embed" xlink:actuate="onLoad"/></draw:frame>Figura <text:sequence text:ref-name="refFigura9" text:name="Figura" text:formula="ooow:Figura+1" style:num-format="1">10</text:sequence>: N. impianti (Fasce 1,2 e 3 cumulate), Simulazione, Diversi valori di Raggio Interazione</text:p></draw:text-box></draw:frame></text:p>
      <text:p text:style-name="P21"><text:soft-page-break/>INFLUENZA PARAMETRI</text:p>
      <text:p text:style-name="P23"/>
      <text:p text:style-name="P3">Analizzeremo ora quale sia l'influenza dei singoli parametri della simulazione sui valori in uscita di nostro interesse, in particolare il numero e la potenza dei nuovi impianti installati ogni anno.</text:p>
      <text:p text:style-name="P3">Tutte le simulazioni utilizzate per ottenere i seguenti risultati sono state effettuate con un numero di agenti pari a 200.</text:p>
      <text:p text:style-name="P3"/>
      <text:p text:style-name="P23"/>
      <text:p text:style-name="P23">Sensibilità Interazione Sociale</text:p>
      <text:p text:style-name="P3"/>
      <text:p text:style-name="P3">Ricordiamo brevemente che il modello da noi realizzato prevede che ogni agente decida se installare o meno un impianto PV anche in base a considerazioni di natura sociale, in particolare ogni agente è influenzato dal comportamento dei sui vicini.</text:p>
      <text:p text:style-name="P3">La <text:span text:style-name="T13">S</text:span>ensibilità all'interazione sociale è un parametro uguale per tutti gli agenti che rappresenta l'importanza dell'interazione sociale, una sorta che misura che esprime quanto un agente viene influenzato dai sui vicini: più la sensibilità è alta, maggiore è l'impatto che la presenza di vicini che già abbiano installato impianti PV ha sulla fase decisionale di ogni agente.</text:p>
      <text:p text:style-name="P3"/>
      <text:p text:style-name="P6">La sensibilità è un valore adimensionale che può variare da 0 a 5.0.</text:p>
      <text:p text:style-name="P6"/>
      <text:p text:style-name="P6"/>
      <text:p text:style-name="P6"><draw:frame draw:style-name="fr1" draw:name="Frame11" text:anchor-type="paragraph" svg:width="7.502in" draw:z-index="20"><draw:text-box fo:min-height="5.0335in"><text:p text:style-name="Figura"><draw:frame draw:style-name="fr3" draw:name="Object11" text:anchor-type="paragraph" svg:width="7.502in" style:rel-width="100%" svg:height="5.0335in" style:rel-height="scale" draw:z-index="21"><draw:object xlink:href="./Object 11" xlink:type="simple" xlink:show="embed" xlink:actuate="onLoad"/><draw:image xlink:href="./ObjectReplacements/Object 11" xlink:type="simple" xlink:show="embed" xlink:actuate="onLoad"/></draw:frame>Figura <text:sequence text:ref-name="refFigura10" text:name="Figura" text:formula="ooow:Figura+1" style:num-format="1">11</text:sequence>: kW Installati, Simulatore - Raggio: 5</text:p></draw:text-box></draw:frame></text:p>
      <text:p text:style-name="P23"><text:soft-page-break/></text:p>
      <text:p text:style-name="P23"/>
      <text:p text:style-name="P23"/>
      <text:p text:style-name="P23">Raggio Interazione Sociale</text:p>
      <text:p text:style-name="P23"/>
      <text:p text:style-name="P6">Il secondo aspetto da considerare a proposito dell'interazione sociale nel nostro modello è la dimensione del<text:span text:style-name="T15">l'area</text:span> di influenza. Dal momento che ogni agente decide se realizzare o meno l'impianto anche tenendo in conto il fatto che i suoi vicini ne abbiano già installato uno, è evidente che aumentare la sfera di influenza e quindi il possibile numero di vicini può avere un impatto sul comportamento degli agenti.</text:p>
      <text:p text:style-name="P6">L'area di interazione sociale nel modello ha una forma circolare ed è definita dal suo Raggio, un parametro uguale per tutti gli agenti; maggiore è il raggio, maggiore è l'area di influenza e quindi maggiore il numero di vicini.</text:p>
      <text:p text:style-name="P6"/>
      <text:p text:style-name="P6">Il raggio è misurato in <text:span text:style-name="T14">patches</text:span>, un'unità di misura interna al simulatore da noi utilizzato, e può variare da 0 a 10.</text:p>
      <text:p text:style-name="P6"/>
      <text:p text:style-name="P6"/>
      <text:p text:style-name="P6"><draw:frame draw:style-name="fr1" draw:name="Frame12" text:anchor-type="paragraph" svg:width="7.502in" draw:z-index="22"><draw:text-box fo:min-height="5.0335in"><text:p text:style-name="Figura"><draw:frame draw:style-name="fr3" draw:name="Object12" text:anchor-type="paragraph" svg:width="7.502in" style:rel-width="100%" svg:height="5.0335in" style:rel-height="scale" draw:z-index="23"><draw:object xlink:href="./Object 12" xlink:type="simple" xlink:show="embed" xlink:actuate="onLoad"/><draw:image xlink:href="./ObjectReplacements/Object 12" xlink:type="simple" xlink:show="embed" xlink:actuate="onLoad"/></draw:frame>Figura <text:sequence text:ref-name="refFigura11" text:name="Figura" text:formula="ooow:Figura+1" style:num-format="1">12</text:sequence>: kW Installati, Simulatore - Sensibilità: 2.0</text:p></draw:text-box></draw:frame></text:p>
      <text:p text:style-name="P6"/>
      <text:p text:style-name="P25"/>
      <text:p text:style-name="P25"/>
      <text:p text:style-name="P25"><text:soft-page-break/>Ritorno sull'investimento</text:p>
      <text:p text:style-name="P25"/>
      <text:p text:style-name="P7">Lo schema decisionale utilizzato dagli agenti quando scelgono se installare o meno un impianto fotovoltaico prende in considerazione anche quale sarebbe il ritorno dell'investimento, in particolare ogni agente prima di decidere calcola il <text:span text:style-name="T14">Return On Equity</text:span> (ROE) dell'impianto e se questo valore è più elevato di un parametro globale della simulazione, il ROE minimo atteso, allora l'impianto viene effettivamente realizzato – ovviamente nel caso siano rispettato i vincoli di budget e dimensioni.</text:p>
      <text:p text:style-name="P7"/>
      <text:p text:style-name="P7">Il parametro che determina il ROE minimo è adimensionale in quanto rappresenta una percentuale.</text:p>
      <text:p text:style-name="P7"/>
      <text:p text:style-name="P7"/>
      <text:p text:style-name="P7"><draw:frame draw:style-name="fr1" draw:name="Frame13" text:anchor-type="paragraph" svg:width="7.502in" draw:z-index="24"><draw:text-box fo:min-height="5.0335in"><text:p text:style-name="Figura"><draw:frame draw:style-name="fr3" draw:name="Object13" text:anchor-type="paragraph" svg:width="7.502in" style:rel-width="100%" svg:height="5.0335in" style:rel-height="scale" draw:z-index="25"><draw:object xlink:href="./Object 13" xlink:type="simple" xlink:show="embed" xlink:actuate="onLoad"/><draw:image xlink:href="./ObjectReplacements/Object 13" xlink:type="simple" xlink:show="embed" xlink:actuate="onLoad"/></draw:frame>Figura <text:sequence text:ref-name="refFigura12" text:name="Figura" text:formula="ooow:Figura+1" style:num-format="1">13</text:sequence>: kW Installati, Simulatore - ROE minimo atteso variabi<text:span text:style-name="T16">l</text:span>e</text:p></draw:text-box></draw:frame></text:p>
      <text:p text:style-name="P7"/>
      <text:p text:style-name="P26"/>
      <text:p text:style-name="P26"/>
      <text:p text:style-name="P26"/>
      <text:p text:style-name="P26"/>
      <text:p text:style-name="P26"/>
      <text:p text:style-name="P26"/>
      <text:p text:style-name="P26"/>
      <text:p text:style-name="P26"/>
      <text:p text:style-name="P26"/>
      <text:p text:style-name="P26"><text:soft-page-break/></text:p>
      <text:p text:style-name="P26">Tecnologia Pannelli</text:p>
      <text:p text:style-name="P26"/>
      <text:p text:style-name="P8">Un altro parametro caratteristico per l'intera simulazione è la tecnologia impiegata per realizzare gli impianti fotovoltaici. Le tre tecnologie prese in considerazione sono i pannelli monocristallini, policristallini e a base di silicio amorfo.</text:p>
      <text:p text:style-name="P8"/>
      <text:p text:style-name="P8">Come è possibile vedere in figura l'influenza che questo parametro ha sulla produzione di energia elettrica installata annualmente è piuttosto marginale.</text:p>
      <text:p text:style-name="P8"/>
      <text:p text:style-name="P8"/>
      <text:p text:style-name="P8"><draw:frame draw:style-name="fr1" draw:name="Frame14" text:anchor-type="paragraph" svg:width="7.502in" draw:z-index="26"><draw:text-box fo:min-height="5.4665in"><text:p text:style-name="Figura"><draw:frame draw:style-name="fr3" draw:name="Object14" text:anchor-type="paragraph" svg:width="7.502in" style:rel-width="100%" svg:height="5.4665in" style:rel-height="scale" draw:z-index="27"><draw:object xlink:href="./Object 14" xlink:type="simple" xlink:show="embed" xlink:actuate="onLoad"/><draw:image xlink:href="./ObjectReplacements/Object 14" xlink:type="simple" xlink:show="embed" xlink:actuate="onLoad"/></draw:frame>Figura <text:sequence text:ref-name="refFigura13" text:name="Figura" text:formula="ooow:Figura+1" style:num-format="1">14</text:sequence>: kW Installati, Simulatore - Tecnologia panneli PV</text:p></draw:text-box></draw:frame></text:p>
      <text:p text:style-name="P8"/>
      <text:p text:style-name="P8"/>
      <text:p text:style-name="P26"/>
      <text:p text:style-name="P26"/>
      <text:p text:style-name="P26"/>
      <text:p text:style-name="P26"/>
      <text:p text:style-name="P26"/>
      <text:p text:style-name="P26"/>
      <text:p text:style-name="P26"><text:soft-page-break/></text:p>
      <text:p text:style-name="P26">Perdita annuale efficienza pannello</text:p>
      <text:p text:style-name="P26"/>
      <text:p text:style-name="P9">Un altro aspetto legato alle caratteristiche tecniche degli impianti fotovoltaici è la perdita annuale di efficienza dei pannelli, espressa sotto forma di percentuale. </text:p>
      <text:p text:style-name="P9"/>
      <text:p text:style-name="P10">Anche in questo caso, l'impatto sulla potenza installata annualmente non è molto significativo.</text:p>
      <text:p text:style-name="P10"/>
      <text:p text:style-name="P10"/>
      <text:p text:style-name="P10"><draw:frame draw:style-name="fr1" draw:name="Frame15" text:anchor-type="paragraph" svg:width="7.502in" draw:z-index="28"><draw:text-box fo:min-height="5.0335in"><text:p text:style-name="Figura"><draw:frame draw:style-name="fr3" draw:name="Object15" text:anchor-type="paragraph" svg:width="7.502in" style:rel-width="100%" svg:height="5.0335in" style:rel-height="scale" draw:z-index="29"><draw:object xlink:href="./Object 15" xlink:type="simple" xlink:show="embed" xlink:actuate="onLoad"/><draw:image xlink:href="./ObjectReplacements/Object 15" xlink:type="simple" xlink:show="embed" xlink:actuate="onLoad"/></draw:frame>Figura <text:sequence text:ref-name="refFigura14" text:name="Figura" text:formula="ooow:Figura+1" style:num-format="1">15</text:sequence>: kW Installati, Simulatore - Perdita annuale efficienza pannelli</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2"><text:soft-page-break/>Riduzione Costo Pannelli</text:p>
      <text:p text:style-name="P42"/>
      <text:p text:style-name="P41">Considerando nuovamente le caratteristiche tecniche dei pannelli fotovoltaici, abbiamo valutato anche l'impatto della riduzione annuale del costo dei pannelli (stimata), cioè abbiamo tenuto in conto che l'evoluzione tecnologica ha portato ad abbassare i prezzi degli impianti fotovoltaici nel periodo 2007-2013; questo parametro è espresso sotto forma di valore percentuale.</text:p>
      <text:p text:style-name="P41"/>
      <text:p text:style-name="P41">L'impatto sull'installazione di nuovi impianti risulta trascurabile sino al 2011 – ovvero fino a quando il ritorno sull'investimento è relativamente buono, soprattutto grazie alla presenza di forti incentivi nazionali - per poi mostrare il comportamento che ci si poteva aspettare, ovvero una maggiore potenza installata nel caso gli impianti scendano di prezzo in misura maggiore.</text:p>
      <text:p text:style-name="P42"><text:span text:style-name="T17"/></text:p>
      <text:p text:style-name="P42"><text:span text:style-name="T17"/></text:p>
      <text:p text:style-name="P42"><draw:frame draw:style-name="fr1" draw:name="Frame16" text:anchor-type="paragraph" svg:width="7.502in" draw:z-index="30"><draw:text-box fo:min-height="5.0335in"><text:p text:style-name="P44"><draw:frame draw:style-name="fr5" draw:name="Object16" text:anchor-type="paragraph" svg:width="7.502in" style:rel-width="100%" svg:height="5.0335in" style:rel-height="scale" draw:z-index="31"><draw:object xlink:href="./Object 16" xlink:type="simple" xlink:show="embed" xlink:actuate="onLoad"/><draw:image xlink:href="./ObjectReplacements/Object 16" xlink:type="simple" xlink:show="embed" xlink:actuate="onLoad"/></draw:frame><text:span text:style-name="T19">Figura</text:span> <text:sequence text:ref-name="refIllustration0" text:name="Illustration" text:formula="ooow:Illustration+1" style:num-format="1">1</text:sequence>: kW Installati, Simulatore - <text:span text:style-name="T6">Riduzione Costo Pannelli</text:span></text:p></draw:text-box></draw:frame><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3"><text:soft-page-break/>Manutenzione Pannelli</text:p>
      <text:p text:style-name="P43"><text:span text:style-name="T17"/></text:p>
      <text:p text:style-name="P43"><text:span text:style-name="T17">Un altro aspetto legato alla tecnologia è il costo annuale della manutenzione dei pannelli fotovoltaici. Nel nostro modello tale costo è espresso come una percentuale sul costo totale dell'impianto ed è un parametro globale della simulazione, uguale per tutti gli agenti.</text:span></text:p>
      <text:p text:style-name="P43"><text:span text:style-name="T17"/></text:p>
      <text:p text:style-name="P43"><text:span text:style-name="T17">Come si può osservare dalla figura seguente, il costo della manutenzione annuale non ha un impatto significativo sulla quantità di nuova potenza installata, anche se ovviamente nel caso questo costo sia minore la potenza installata risulta maggiore.</text:span></text:p>
      <text:p text:style-name="P43"><text:span text:style-name="T17"/></text:p>
      <text:p text:style-name="P43"><text:span text:style-name="T17"/></text:p>
      <text:p text:style-name="P43"><draw:frame draw:style-name="fr1" draw:name="Frame17" text:anchor-type="paragraph" svg:width="8.5in" draw:z-index="32"><draw:text-box fo:min-height="5.0083in"><text:p text:style-name="Figura"><draw:frame draw:style-name="fr6" draw:name="Object17" text:anchor-type="paragraph" svg:x="0.7398in" svg:y="0.0819in" svg:width="6.928in" style:rel-width="100%" svg:height="4.6362in" style:rel-height="scale" draw:z-index="33"><draw:object xlink:href="./Object 17" xlink:type="simple" xlink:show="embed" xlink:actuate="onLoad"/><draw:image xlink:href="./ObjectReplacements/Object 17" xlink:type="simple" xlink:show="embed" xlink:actuate="onLoad"/></draw:frame>Figura <text:sequence text:ref-name="refFigura15" text:name="Figura" text:formula="ooow:Figura+1" style:num-format="1">16</text:sequence>: kW Installati, Simulatore - Costo Manutenzione Pannelli</text:p></draw:text-box></draw:frame><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5"><text:soft-page-break/><text:span text:style-name="T18">Costo medio al kWp</text:span></text:p>
      <text:p text:style-name="P45"><text:span text:style-name="T18"/></text:p>
      <text:p text:style-name="P46"><text:span text:style-name="T18">Un ulteriore elemento tecnologico da tenere in considerazione è il costo medio per ogni kWp installato; <text:s/>tale valore sarà soggetto a fattori di scala in base alla dimensione dell'impianto in quanto il costo medio diminuisce all'aumentare della potenza installata. </text:span></text:p>
      <text:p text:style-name="P46"><text:span text:style-name="T18">Questo parametro globale nel modello da noi simulato può variare tra i 3000</text:span><text:span text:style-name="apple-style-span"><text:span text:style-name="T20">€ e 5000€. </text:span></text:span></text:p>
      <text:p text:style-name="P46"><text:span text:style-name="apple-style-span"><text:span text:style-name="T20"/></text:span></text:p>
      <text:p text:style-name="P46"><text:span text:style-name="apple-style-span"><text:span text:style-name="T20">L'impatto che questo parametro ha sulla potenza effettivamente installata ogni anno è rilevante e non trascurabile, con ovviamente prezzi più elevati per kWp che comportano una minore potenza installata da parte degli agenti, dal momento che gli impianti sono più costosi.</text:span></text:span></text:p>
      <text:p text:style-name="P46"><text:span text:style-name="apple-style-span"><text:span text:style-name="T20"/></text:span></text:p>
      <text:p text:style-name="P46"><text:span text:style-name="apple-style-span"><text:span text:style-name="T20"/></text:span></text:p>
      <text:p text:style-name="P46"><draw:frame draw:style-name="fr1" draw:name="Frame18" text:anchor-type="paragraph" svg:width="7.6957in" draw:z-index="34"><draw:text-box fo:min-height="5.0335in"><text:p text:style-name="Figura"><draw:frame draw:style-name="fr5" draw:name="Object18" text:anchor-type="paragraph" svg:width="6.9252in" style:rel-width="100%" svg:height="4.5898in" style:rel-height="scale" draw:z-index="35"><draw:object xlink:href="./Object 18" xlink:type="simple" xlink:show="embed" xlink:actuate="onLoad"/><draw:image xlink:href="./ObjectReplacements/Object 18" xlink:type="simple" xlink:show="embed" xlink:actuate="onLoad"/></draw:frame>Figura <text:sequence text:ref-name="refFigura16" text:name="Figura" text:formula="ooow:Figura+1" style:num-format="1">17</text:sequence>: kW Installati, Simulatore - Costo kWp</text:p></draw:text-box></draw:frame><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6"><text:span text:style-name="apple-style-span"><text:span text:style-name="T20"/></text:span></text:p>
      <text:p text:style-name="P47"><text:soft-page-break/><text:span text:style-name="apple-style-span"><text:span text:style-name="T23">Copertura Consumi </text:span></text:span></text:p>
      <text:p text:style-name="P47"><text:span text:style-name="apple-style-span"><text:span text:style-name="T25"/></text:span></text:p>
      <text:p text:style-name="P47"><text:span text:style-name="apple-style-span"><text:span text:style-name="T21">La valutazione della fattibilità di un impianti degli agenti, oltre ai confronti tra dimensione dell'impianto e la superficie disponibile e tra costo dell'impianto e budget, prevede di tenere in considerazione anche la percentuale di consumi che si desidera coprire con l'elettricità generata in proprio e non acquistata dalla rete; questo parametro globale è quindi un valore che rappresenta una percentuale. </text:span></text:span></text:p>
      <text:p text:style-name="P47"><text:span text:style-name="apple-style-span"><text:span text:style-name="T21">Più questo valore è alto minore sarà il numero di agenti che decide di effettuare l'investimento, poiché è più difficile soddisfare sia i vincoli di costi e dimensioni sia quelli di elevata copertura dei consumi; d'altro canto se questi vincoli sulla copertura desiderata sono rilassati un numero maggiore di agenti deciderà di installare un impianto fotovoltaico e quindi avremo anche una maggiore quantità di potenza installata annualmente. </text:span></text:span></text:p>
      <text:p text:style-name="P47"><text:span text:style-name="apple-style-span"><text:span text:style-name="T21"/></text:span></text:p>
      <text:p text:style-name="P47"><text:span text:style-name="apple-style-span"><text:span text:style-name="T21"/></text:span></text:p>
      <text:p text:style-name="P48"><draw:frame draw:style-name="fr1" draw:name="Frame19" text:anchor-type="paragraph" svg:width="8.5in" draw:z-index="36"><draw:text-box fo:min-height="5.0091in"><text:p text:style-name="Figura"><draw:frame draw:style-name="fr6" draw:name="Object19" text:anchor-type="paragraph" svg:x="0.7917in" svg:y="0.0811in" svg:width="6.9173in" style:rel-width="100%" svg:height="4.6465in" style:rel-height="scale" draw:z-index="37"><draw:object xlink:href="./Object 19" xlink:type="simple" xlink:show="embed" xlink:actuate="onLoad"/><draw:image xlink:href="./ObjectReplacements/Object 19" xlink:type="simple" xlink:show="embed" xlink:actuate="onLoad"/></draw:frame>Figura <text:sequence text:ref-name="refFigura17" text:name="Figura" text:formula="ooow:Figura+1" style:num-format="1">18</text:sequence>: kW Installati, Simulatore - Copertura consumi desiderata</text:p></draw:text-box></draw:frame><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pan text:style-name="apple-style-span"><text:span text:style-name="T22"/></text:span></text:p>
      <text:p text:style-name="P48"><text:soft-page-break/><text:span text:style-name="apple-style-span"><text:span text:style-name="T24">Numero Agenti</text:span></text:span></text:p>
      <text:p text:style-name="P48"><text:span text:style-name="apple-style-span"><text:span text:style-name="T26"/></text:span></text:p>
      <text:p text:style-name="P48"><text:span text:style-name="apple-style-span"><text:span text:style-name="T22">Un parametro globale che influenza profondamente il numero di impianti e la nuova potenza installati annualmente è ovviamente il numero di agenti che prendono parte alla simulazione.</text:span></text:span></text:p>
      <text:p text:style-name="P48"><text:span text:style-name="apple-style-span"><text:span text:style-name="T22">Per motivi legati alle prestazioni della macchina su cui sono state effettuate queste simulazioni il numero di massimo di agenti in grado di essere gestiti è pari a 250. </text:span></text:span></text:p>
      <text:p text:style-name="P48"><text:span text:style-name="apple-style-span"><text:span text:style-name="T22"/></text:span></text:p>
      <text:p text:style-name="P48"><text:span text:style-name="apple-style-span"><text:span text:style-name="T22"/></text:span></text:p>
      <text:p text:style-name="P48"><draw:frame draw:style-name="fr1" draw:name="Frame20" text:anchor-type="paragraph" svg:width="7.502in" draw:z-index="38"><draw:text-box fo:min-height="5.0335in"><text:p text:style-name="Figura"><draw:frame draw:style-name="fr5" draw:name="Object20" text:anchor-type="paragraph" svg:width="7.502in" style:rel-width="100%" svg:height="5.0335in" style:rel-height="scale" draw:z-index="39"><draw:object xlink:href="./Object 20" xlink:type="simple" xlink:show="embed" xlink:actuate="onLoad"/><draw:image xlink:href="./ObjectReplacements/Object 20" xlink:type="simple" xlink:show="embed" xlink:actuate="onLoad"/></draw:frame>Figura <text:sequence text:ref-name="refFigura18" text:name="Figura" text:formula="ooow:Figura+1" style:num-format="1">19</text:sequence>: kW Installati, Simulatore - Numero Agenti</text:p></draw:text-box></draw:frame><text:span text:style-name="apple-style-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apple-style-span"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7-23T12:07:29</meta:creation-date>
    <dc:date>2013-08-20T19:07:22.521762193</dc:date>
    <dc:creator>Andrea Borghesi</dc:creator>
    <meta:editing-duration>PT4H28M48S</meta:editing-duration>
    <meta:editing-cycles>28</meta:editing-cycles>
    <meta:generator>LibreOffice/4.1.0.4$Linux_X86_64 LibreOffice_project/410m0$Build-4</meta:generator>
    <meta:document-statistic meta:table-count="0" meta:image-count="0" meta:object-count="20" meta:page-count="16" meta:paragraph-count="83" meta:word-count="1596" meta:character-count="10768" meta:non-whitespace-character-count="92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066cm" xlink:href="." xlink:type="simple" chart:class="chart:scatter" chart:style-name="ch1">
        <chart:legend svg:x="14.364cm" svg:y="3.605cm" style:legend-expansion="custom" chartooo:width="3.224cm" chartooo:height="1.593cm" style:legend-expansion-aspect-ratio="2.02385436283741" chart:style-name="ch2"/>
        <chart:plot-area chart:style-name="ch3" chart:data-source-has-labels="both" svg:x="1.092cm" svg:y="0.774cm" svg:width="13.752cm" svg:height="7.587cm">
          <chartooo:coordinate-region svg:x="2.084cm" svg:y="0.973cm" svg:width="12.388cm" svg:height="6.741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raggio_5</text:p>
              </table:table-cell>
              <table:table-cell office:value-type="string">
                <text:p/>
              </table:table-cell>
              <table:table-cell office:value-type="string">
                <text:p>kw_raggio_0</text:p>
              </table:table-cell>
              <table:table-cell office:value-type="string">
                <text:p/>
              </table:table-cell>
              <table:table-cell office:value-type="string">
                <text:p>kw_raggio_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437.0355">
                <text:p>3437.0355</text:p>
              </table:table-cell>
              <table:table-cell office:value-type="float" office:value="2007">
                <text:p>2007</text:p>
              </table:table-cell>
              <table:table-cell office:value-type="float" office:value="3737.19175">
                <text:p>3737.19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56.708">
                <text:p>3456.708</text:p>
              </table:table-cell>
              <table:table-cell office:value-type="float" office:value="2008">
                <text:p>2008</text:p>
              </table:table-cell>
              <table:table-cell office:value-type="float" office:value="4095.421">
                <text:p>4095.421</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75.248">
                <text:p>3475.248</text:p>
              </table:table-cell>
              <table:table-cell office:value-type="float" office:value="2009">
                <text:p>2009</text:p>
              </table:table-cell>
              <table:table-cell office:value-type="float" office:value="4305.57975">
                <text:p>4305.579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92.1575">
                <text:p>3492.1575</text:p>
              </table:table-cell>
              <table:table-cell office:value-type="float" office:value="2010">
                <text:p>2010</text:p>
              </table:table-cell>
              <table:table-cell office:value-type="float" office:value="4443.89475">
                <text:p>4443.89475</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509.7575">
                <text:p>3509.7575</text:p>
              </table:table-cell>
              <table:table-cell office:value-type="float" office:value="2011">
                <text:p>2011</text:p>
              </table:table-cell>
              <table:table-cell office:value-type="float" office:value="4541.40625">
                <text:p>4541.40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3009.57225">
                <text:p>3009.57225</text:p>
              </table:table-cell>
              <table:table-cell office:value-type="float" office:value="2012">
                <text:p>2012</text:p>
              </table:table-cell>
              <table:table-cell office:value-type="float" office:value="4033.26525">
                <text:p>4033.2652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52.639">
                <text:p>2552.639</text:p>
              </table:table-cell>
              <table:table-cell office:value-type="float" office:value="2013">
                <text:p>2013</text:p>
              </table:table-cell>
              <table:table-cell office:value-type="float" office:value="3551.09025">
                <text:p>3551.090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5cm" svg:height="7.87cm" xlink:href="." xlink:type="simple" chart:class="chart:scatter" chart:style-name="ch1">
        <chart:legend chart:legend-position="end" svg:x="14.35cm" svg:y="3.138cm" style:legend-expansion="high" chart:style-name="ch2"/>
        <chart:plot-area chart:style-name="ch3" chart:data-source-has-labels="both" svg:x="0.787cm" svg:y="0.763cm" svg:width="12.889cm" svg:height="6.53cm">
          <chartooo:coordinate-region svg:x="1.594cm" svg:y="0.962cm" svg:width="11.71cm" svg:height="5.68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Sens. 0</text:p>
              </table:table-cell>
              <table:table-cell office:value-type="string">
                <text:p/>
              </table:table-cell>
              <table:table-cell office:value-type="string">
                <text:p>Sens. 2</text:p>
              </table:table-cell>
              <table:table-cell office:value-type="string">
                <text:p/>
              </table:table-cell>
              <table:table-cell office:value-type="string">
                <text:p>Sens. 5</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09">
                <text:p>209</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37">
                <text:p>237</text:p>
              </table:table-cell>
            </table:table-row>
            <table:table-row>
              <table:table-cell office:value-type="string">
                <text:p>3</text:p>
              </table:table-cell>
              <table:table-cell office:value-type="float" office:value="2009">
                <text:p>2009</text:p>
              </table:table-cell>
              <table:table-cell office:value-type="float" office:value="195">
                <text:p>195</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63">
                <text:p>263</text:p>
              </table:table-cell>
            </table:table-row>
            <table:table-row>
              <table:table-cell office:value-type="string">
                <text:p>4</text:p>
              </table:table-cell>
              <table:table-cell office:value-type="float" office:value="2010">
                <text:p>2010</text:p>
              </table:table-cell>
              <table:table-cell office:value-type="float" office:value="195">
                <text:p>195</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285">
                <text:p>285</text:p>
              </table:table-cell>
            </table:table-row>
            <table:table-row>
              <table:table-cell office:value-type="string">
                <text:p>5</text:p>
              </table:table-cell>
              <table:table-cell office:value-type="float" office:value="2011">
                <text:p>2011</text:p>
              </table:table-cell>
              <table:table-cell office:value-type="float" office:value="195">
                <text:p>195</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02">
                <text:p>302</text:p>
              </table:table-cell>
            </table:table-row>
            <table:table-row>
              <table:table-cell office:value-type="string">
                <text:p>6</text:p>
              </table:table-cell>
              <table:table-cell office:value-type="float" office:value="2012">
                <text:p>2012</text:p>
              </table:table-cell>
              <table:table-cell office:value-type="float" office:value="181">
                <text:p>181</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02">
                <text:p>302</text:p>
              </table:table-cell>
            </table:table-row>
            <table:table-row>
              <table:table-cell office:value-type="string">
                <text:p>7</text:p>
              </table:table-cell>
              <table:table-cell office:value-type="float" office:value="2013">
                <text:p>2013</text:p>
              </table:table-cell>
              <table:table-cell office:value-type="float" office:value="169">
                <text:p>169</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299">
                <text:p>29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763cm" svg:y="3.111cm" style:legend-expansion="high" chart:style-name="ch2"/>
        <chart:plot-area chart:style-name="ch3" chart:data-source-has-labels="both" svg:x="0.687cm" svg:y="0.537cm" svg:width="14.097cm" svg:height="11.02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series chart:style-name="ch16" chart:values-cell-range-address="local-table.$M$2:.$M$8" chart:label-cell-address="local-table.$M$1" chart:class="chart:scatter">
            <chart:data-point chart:repeated="7"/>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Sens. 0.0</text:p>
              </table:table-cell>
              <table:table-cell office:value-type="string">
                <text:p>Sens. 0.5</text:p>
              </table:table-cell>
              <table:table-cell office:value-type="string">
                <text:p>Sens. 1.0</text:p>
              </table:table-cell>
              <table:table-cell office:value-type="string">
                <text:p>Sens. 1.5</text:p>
              </table:table-cell>
              <table:table-cell office:value-type="string">
                <text:p>Sens. 2.0</text:p>
              </table:table-cell>
              <table:table-cell office:value-type="string">
                <text:p>Sens. 2.5</text:p>
              </table:table-cell>
              <table:table-cell office:value-type="string">
                <text:p>Sens. 3.0</text:p>
              </table:table-cell>
              <table:table-cell office:value-type="string">
                <text:p>Sens. 3.5</text:p>
              </table:table-cell>
              <table:table-cell office:value-type="string">
                <text:p>Sens. 4.0</text:p>
              </table:table-cell>
              <table:table-cell office:value-type="string">
                <text:p>Sens. 4.5</text:p>
              </table:table-cell>
              <table:table-cell office:value-type="string">
                <text:p>Sens. 5.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335.329">
                <text:p>3335.329</text:p>
              </table:table-cell>
              <table:table-cell office:value-type="float" office:value="3423.695">
                <text:p>3423.695</text:p>
              </table:table-cell>
              <table:table-cell office:value-type="float" office:value="3497.721">
                <text:p>3497.721</text:p>
              </table:table-cell>
              <table:table-cell office:value-type="float" office:value="3450.509">
                <text:p>3450.509</text:p>
              </table:table-cell>
              <table:table-cell office:value-type="float" office:value="3537.745">
                <text:p>3537.745</text:p>
              </table:table-cell>
              <table:table-cell office:value-type="float" office:value="3479.252">
                <text:p>3479.252</text:p>
              </table:table-cell>
              <table:table-cell office:value-type="float" office:value="3488.073">
                <text:p>3488.073</text:p>
              </table:table-cell>
              <table:table-cell office:value-type="float" office:value="3540.738">
                <text:p>3540.738</text:p>
              </table:table-cell>
              <table:table-cell office:value-type="float" office:value="3627.946">
                <text:p>3627.946</text:p>
              </table:table-cell>
              <table:table-cell office:value-type="float" office:value="3558.473">
                <text:p>3558.473</text:p>
              </table:table-cell>
              <table:table-cell office:value-type="float" office:value="3652.854">
                <text:p>3652.854</text:p>
              </table:table-cell>
            </table:table-row>
            <table:table-row>
              <table:table-cell office:value-type="float" office:value="2008">
                <text:p>2010</text:p>
              </table:table-cell>
              <table:table-cell office:value-type="float" office:value="2008">
                <text:p>2008</text:p>
              </table:table-cell>
              <table:table-cell office:value-type="float" office:value="3358.594">
                <text:p>3358.594</text:p>
              </table:table-cell>
              <table:table-cell office:value-type="float" office:value="3496.913">
                <text:p>3496.913</text:p>
              </table:table-cell>
              <table:table-cell office:value-type="float" office:value="3613.901">
                <text:p>3613.901</text:p>
              </table:table-cell>
              <table:table-cell office:value-type="float" office:value="3600.308">
                <text:p>3600.308</text:p>
              </table:table-cell>
              <table:table-cell office:value-type="float" office:value="3718.637">
                <text:p>3718.637</text:p>
              </table:table-cell>
              <table:table-cell office:value-type="float" office:value="3722.856">
                <text:p>3722.856</text:p>
              </table:table-cell>
              <table:table-cell office:value-type="float" office:value="3706.166">
                <text:p>3706.166</text:p>
              </table:table-cell>
              <table:table-cell office:value-type="float" office:value="3785.431">
                <text:p>3785.431</text:p>
              </table:table-cell>
              <table:table-cell office:value-type="float" office:value="3886.994">
                <text:p>3886.994</text:p>
              </table:table-cell>
              <table:table-cell office:value-type="float" office:value="3843.369">
                <text:p>3843.369</text:p>
              </table:table-cell>
              <table:table-cell office:value-type="float" office:value="3948.486">
                <text:p>3948.486</text:p>
              </table:table-cell>
            </table:table-row>
            <table:table-row>
              <table:table-cell office:value-type="float" office:value="2009">
                <text:p>2010</text:p>
              </table:table-cell>
              <table:table-cell office:value-type="float" office:value="2009">
                <text:p>2009</text:p>
              </table:table-cell>
              <table:table-cell office:value-type="float" office:value="3369.505">
                <text:p>3369.505</text:p>
              </table:table-cell>
              <table:table-cell office:value-type="float" office:value="3561.914">
                <text:p>3561.914</text:p>
              </table:table-cell>
              <table:table-cell office:value-type="float" office:value="3705.977">
                <text:p>3705.977</text:p>
              </table:table-cell>
              <table:table-cell office:value-type="float" office:value="3717.766">
                <text:p>3717.766</text:p>
              </table:table-cell>
              <table:table-cell office:value-type="float" office:value="3862.356">
                <text:p>3862.356</text:p>
              </table:table-cell>
              <table:table-cell office:value-type="float" office:value="3865.73">
                <text:p>3865.73</text:p>
              </table:table-cell>
              <table:table-cell office:value-type="float" office:value="3876.546">
                <text:p>3876.546</text:p>
              </table:table-cell>
              <table:table-cell office:value-type="float" office:value="3956.277">
                <text:p>3956.277</text:p>
              </table:table-cell>
              <table:table-cell office:value-type="float" office:value="4069.846">
                <text:p>4069.846</text:p>
              </table:table-cell>
              <table:table-cell office:value-type="float" office:value="4038.369">
                <text:p>4038.369</text:p>
              </table:table-cell>
              <table:table-cell office:value-type="float" office:value="4143.769">
                <text:p>4143.769</text:p>
              </table:table-cell>
            </table:table-row>
            <table:table-row>
              <table:table-cell office:value-type="float" office:value="2010">
                <text:p>2010</text:p>
              </table:table-cell>
              <table:table-cell office:value-type="float" office:value="2010">
                <text:p>2010</text:p>
              </table:table-cell>
              <table:table-cell office:value-type="float" office:value="3383.64">
                <text:p>3383.64</text:p>
              </table:table-cell>
              <table:table-cell office:value-type="float" office:value="3622.946">
                <text:p>3622.946</text:p>
              </table:table-cell>
              <table:table-cell office:value-type="float" office:value="3795.971">
                <text:p>3795.971</text:p>
              </table:table-cell>
              <table:table-cell office:value-type="float" office:value="3812.113">
                <text:p>3812.113</text:p>
              </table:table-cell>
              <table:table-cell office:value-type="float" office:value="3974.987">
                <text:p>3974.987</text:p>
              </table:table-cell>
              <table:table-cell office:value-type="float" office:value="3984.21">
                <text:p>3984.21</text:p>
              </table:table-cell>
              <table:table-cell office:value-type="float" office:value="4014.083">
                <text:p>4014.083</text:p>
              </table:table-cell>
              <table:table-cell office:value-type="float" office:value="4095.457">
                <text:p>4095.457</text:p>
              </table:table-cell>
              <table:table-cell office:value-type="float" office:value="4207.753">
                <text:p>4207.753</text:p>
              </table:table-cell>
              <table:table-cell office:value-type="float" office:value="4182.516">
                <text:p>4182.516</text:p>
              </table:table-cell>
              <table:table-cell office:value-type="float" office:value="4290.375">
                <text:p>4290.375</text:p>
              </table:table-cell>
            </table:table-row>
            <table:table-row>
              <table:table-cell office:value-type="float" office:value="2011">
                <text:p>2010</text:p>
              </table:table-cell>
              <table:table-cell office:value-type="float" office:value="2011">
                <text:p>2011</text:p>
              </table:table-cell>
              <table:table-cell office:value-type="float" office:value="3408.076">
                <text:p>3408.076</text:p>
              </table:table-cell>
              <table:table-cell office:value-type="float" office:value="3686.826">
                <text:p>3686.826</text:p>
              </table:table-cell>
              <table:table-cell office:value-type="float" office:value="3876.087">
                <text:p>3876.087</text:p>
              </table:table-cell>
              <table:table-cell office:value-type="float" office:value="3906.851">
                <text:p>3906.851</text:p>
              </table:table-cell>
              <table:table-cell office:value-type="float" office:value="4081.651">
                <text:p>4081.651</text:p>
              </table:table-cell>
              <table:table-cell office:value-type="float" office:value="4089.796">
                <text:p>4089.796</text:p>
              </table:table-cell>
              <table:table-cell office:value-type="float" office:value="4131.474">
                <text:p>4131.474</text:p>
              </table:table-cell>
              <table:table-cell office:value-type="float" office:value="4205.336">
                <text:p>4205.336</text:p>
              </table:table-cell>
              <table:table-cell office:value-type="float" office:value="4329.366">
                <text:p>4329.366</text:p>
              </table:table-cell>
              <table:table-cell office:value-type="float" office:value="4302.859">
                <text:p>4302.859</text:p>
              </table:table-cell>
              <table:table-cell office:value-type="float" office:value="4404.658">
                <text:p>4404.658</text:p>
              </table:table-cell>
            </table:table-row>
            <table:table-row>
              <table:table-cell office:value-type="float" office:value="2012">
                <text:p>2010</text:p>
              </table:table-cell>
              <table:table-cell office:value-type="float" office:value="2012">
                <text:p>2012</text:p>
              </table:table-cell>
              <table:table-cell office:value-type="float" office:value="2920.861">
                <text:p>2920.861</text:p>
              </table:table-cell>
              <table:table-cell office:value-type="float" office:value="3185.108">
                <text:p>3185.108</text:p>
              </table:table-cell>
              <table:table-cell office:value-type="float" office:value="3401.142">
                <text:p>3401.142</text:p>
              </table:table-cell>
              <table:table-cell office:value-type="float" office:value="3437.785">
                <text:p>3437.785</text:p>
              </table:table-cell>
              <table:table-cell office:value-type="float" office:value="3590.834">
                <text:p>3590.834</text:p>
              </table:table-cell>
              <table:table-cell office:value-type="float" office:value="3626.033">
                <text:p>3626.033</text:p>
              </table:table-cell>
              <table:table-cell office:value-type="float" office:value="3670.471">
                <text:p>3670.471</text:p>
              </table:table-cell>
              <table:table-cell office:value-type="float" office:value="3745.424">
                <text:p>3745.424</text:p>
              </table:table-cell>
              <table:table-cell office:value-type="float" office:value="3848.083">
                <text:p>3848.083</text:p>
              </table:table-cell>
              <table:table-cell office:value-type="float" office:value="3830.733">
                <text:p>3830.733</text:p>
              </table:table-cell>
              <table:table-cell office:value-type="float" office:value="3923.31">
                <text:p>3923.31</text:p>
              </table:table-cell>
            </table:table-row>
            <table:table-row>
              <table:table-cell office:value-type="float" office:value="2013">
                <text:p>2010</text:p>
              </table:table-cell>
              <table:table-cell office:value-type="float" office:value="2013">
                <text:p>2013</text:p>
              </table:table-cell>
              <table:table-cell office:value-type="float" office:value="2463.084">
                <text:p>2463.084</text:p>
              </table:table-cell>
              <table:table-cell office:value-type="float" office:value="2711.896">
                <text:p>2711.896</text:p>
              </table:table-cell>
              <table:table-cell office:value-type="float" office:value="2952.435">
                <text:p>2952.435</text:p>
              </table:table-cell>
              <table:table-cell office:value-type="float" office:value="2986.857">
                <text:p>2986.857</text:p>
              </table:table-cell>
              <table:table-cell office:value-type="float" office:value="3117.959">
                <text:p>3117.959</text:p>
              </table:table-cell>
              <table:table-cell office:value-type="float" office:value="3183.483">
                <text:p>3183.483</text:p>
              </table:table-cell>
              <table:table-cell office:value-type="float" office:value="3240.656">
                <text:p>3240.656</text:p>
              </table:table-cell>
              <table:table-cell office:value-type="float" office:value="3300.243">
                <text:p>3300.243</text:p>
              </table:table-cell>
              <table:table-cell office:value-type="float" office:value="3383.275">
                <text:p>3383.275</text:p>
              </table:table-cell>
              <table:table-cell office:value-type="float" office:value="3385.602">
                <text:p>3385.602</text:p>
              </table:table-cell>
              <table:table-cell office:value-type="float" office:value="3458.701">
                <text:p>3458.70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71cm" svg:y="3.111cm" style:legend-expansion="high" chart:style-name="ch2"/>
        <chart:plot-area chart:style-name="ch3" chart:data-source-has-labels="both" svg:x="0.687cm" svg:y="0.537cm" svg:width="14.097cm" svg:height="11.02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series chart:style-name="ch15" chart:values-cell-range-address="local-table.$L$2:.$L$8" chart:label-cell-address="local-table.$L$1" chart:class="chart:scatter">
            <chart:data-point chart:repeated="7"/>
          </chart:series>
          <chart:series chart:style-name="ch16" chart:values-cell-range-address="local-table.$M$2:.$M$8" chart:label-cell-address="local-table.$M$1" chart:class="chart:scatter">
            <chart:data-point chart:repeated="7"/>
          </chart:series>
          <chart:wall chart:style-name="ch17"/>
          <chart:floor chart:style-name="ch1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Raggio 0</text:p>
              </table:table-cell>
              <table:table-cell office:value-type="string">
                <text:p>Raggio 1</text:p>
              </table:table-cell>
              <table:table-cell office:value-type="string">
                <text:p>Raggio 2</text:p>
              </table:table-cell>
              <table:table-cell office:value-type="string">
                <text:p>Raggio 3</text:p>
              </table:table-cell>
              <table:table-cell office:value-type="string">
                <text:p>Raggio 4</text:p>
              </table:table-cell>
              <table:table-cell office:value-type="string">
                <text:p>Raggio 5</text:p>
              </table:table-cell>
              <table:table-cell office:value-type="string">
                <text:p>Raggio 6</text:p>
              </table:table-cell>
              <table:table-cell office:value-type="string">
                <text:p>Raggio 7</text:p>
              </table:table-cell>
              <table:table-cell office:value-type="string">
                <text:p>Raggio 8</text:p>
              </table:table-cell>
              <table:table-cell office:value-type="string">
                <text:p>Raggio 9</text:p>
              </table:table-cell>
              <table:table-cell office:value-type="string">
                <text:p>Raggio 1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16.211">
                <text:p>3416.211</text:p>
              </table:table-cell>
              <table:table-cell office:value-type="float" office:value="3334.125">
                <text:p>3334.125</text:p>
              </table:table-cell>
              <table:table-cell office:value-type="float" office:value="3385.256">
                <text:p>3385.256</text:p>
              </table:table-cell>
              <table:table-cell office:value-type="float" office:value="3444.455">
                <text:p>3444.455</text:p>
              </table:table-cell>
              <table:table-cell office:value-type="float" office:value="3483.47">
                <text:p>3483.47</text:p>
              </table:table-cell>
              <table:table-cell office:value-type="float" office:value="3412.854">
                <text:p>3412.854</text:p>
              </table:table-cell>
              <table:table-cell office:value-type="float" office:value="3589.536">
                <text:p>3589.536</text:p>
              </table:table-cell>
              <table:table-cell office:value-type="float" office:value="3575.613">
                <text:p>3575.613</text:p>
              </table:table-cell>
              <table:table-cell office:value-type="float" office:value="3617.308">
                <text:p>3617.308</text:p>
              </table:table-cell>
              <table:table-cell office:value-type="float" office:value="3637.263">
                <text:p>3637.263</text:p>
              </table:table-cell>
              <table:table-cell office:value-type="float" office:value="3697.79">
                <text:p>3697.79</text:p>
              </table:table-cell>
            </table:table-row>
            <table:table-row>
              <table:table-cell office:value-type="float" office:value="2008">
                <text:p>2010</text:p>
              </table:table-cell>
              <table:table-cell office:value-type="float" office:value="2008">
                <text:p>2008</text:p>
              </table:table-cell>
              <table:table-cell office:value-type="float" office:value="3431.696">
                <text:p>3431.696</text:p>
              </table:table-cell>
              <table:table-cell office:value-type="float" office:value="3351.808">
                <text:p>3351.808</text:p>
              </table:table-cell>
              <table:table-cell office:value-type="float" office:value="3437.601">
                <text:p>3437.601</text:p>
              </table:table-cell>
              <table:table-cell office:value-type="float" office:value="3525.972">
                <text:p>3525.972</text:p>
              </table:table-cell>
              <table:table-cell office:value-type="float" office:value="3619.669">
                <text:p>3619.669</text:p>
              </table:table-cell>
              <table:table-cell office:value-type="float" office:value="3677.436">
                <text:p>3677.436</text:p>
              </table:table-cell>
              <table:table-cell office:value-type="float" office:value="3808.431">
                <text:p>3808.431</text:p>
              </table:table-cell>
              <table:table-cell office:value-type="float" office:value="3850.297">
                <text:p>3850.297</text:p>
              </table:table-cell>
              <table:table-cell office:value-type="float" office:value="3929.714">
                <text:p>3929.714</text:p>
              </table:table-cell>
              <table:table-cell office:value-type="float" office:value="3978.248">
                <text:p>3978.248</text:p>
              </table:table-cell>
              <table:table-cell office:value-type="float" office:value="4075.868">
                <text:p>4075.868</text:p>
              </table:table-cell>
            </table:table-row>
            <table:table-row>
              <table:table-cell office:value-type="float" office:value="2009">
                <text:p>2010</text:p>
              </table:table-cell>
              <table:table-cell office:value-type="float" office:value="2009">
                <text:p>2009</text:p>
              </table:table-cell>
              <table:table-cell office:value-type="float" office:value="3449.233">
                <text:p>3449.233</text:p>
              </table:table-cell>
              <table:table-cell office:value-type="float" office:value="3367.775">
                <text:p>3367.775</text:p>
              </table:table-cell>
              <table:table-cell office:value-type="float" office:value="3486.3">
                <text:p>3486.3</text:p>
              </table:table-cell>
              <table:table-cell office:value-type="float" office:value="3601.408">
                <text:p>3601.408</text:p>
              </table:table-cell>
              <table:table-cell office:value-type="float" office:value="3724.94">
                <text:p>3724.94</text:p>
              </table:table-cell>
              <table:table-cell office:value-type="float" office:value="3810.839">
                <text:p>3810.839</text:p>
              </table:table-cell>
              <table:table-cell office:value-type="float" office:value="3963.2">
                <text:p>3963.2</text:p>
              </table:table-cell>
              <table:table-cell office:value-type="float" office:value="4029.796">
                <text:p>4029.796</text:p>
              </table:table-cell>
              <table:table-cell office:value-type="float" office:value="4123.656">
                <text:p>4123.656</text:p>
              </table:table-cell>
              <table:table-cell office:value-type="float" office:value="4191.103">
                <text:p>4191.103</text:p>
              </table:table-cell>
              <table:table-cell office:value-type="float" office:value="4287.409">
                <text:p>4287.409</text:p>
              </table:table-cell>
            </table:table-row>
            <table:table-row>
              <table:table-cell office:value-type="float" office:value="2010">
                <text:p>2010</text:p>
              </table:table-cell>
              <table:table-cell office:value-type="float" office:value="2010">
                <text:p>2010</text:p>
              </table:table-cell>
              <table:table-cell office:value-type="float" office:value="3471.736">
                <text:p>3471.736</text:p>
              </table:table-cell>
              <table:table-cell office:value-type="float" office:value="3380.76">
                <text:p>3380.76</text:p>
              </table:table-cell>
              <table:table-cell office:value-type="float" office:value="3537.483">
                <text:p>3537.483</text:p>
              </table:table-cell>
              <table:table-cell office:value-type="float" office:value="3677.616">
                <text:p>3677.616</text:p>
              </table:table-cell>
              <table:table-cell office:value-type="float" office:value="3821.087">
                <text:p>3821.087</text:p>
              </table:table-cell>
              <table:table-cell office:value-type="float" office:value="3919.839">
                <text:p>3919.839</text:p>
              </table:table-cell>
              <table:table-cell office:value-type="float" office:value="4099.156">
                <text:p>4099.156</text:p>
              </table:table-cell>
              <table:table-cell office:value-type="float" office:value="4169.128">
                <text:p>4169.128</text:p>
              </table:table-cell>
              <table:table-cell office:value-type="float" office:value="4261.026">
                <text:p>4261.026</text:p>
              </table:table-cell>
              <table:table-cell office:value-type="float" office:value="4331.563">
                <text:p>4331.563</text:p>
              </table:table-cell>
              <table:table-cell office:value-type="float" office:value="4421.359">
                <text:p>4421.359</text:p>
              </table:table-cell>
            </table:table-row>
            <table:table-row>
              <table:table-cell office:value-type="float" office:value="2011">
                <text:p>2010</text:p>
              </table:table-cell>
              <table:table-cell office:value-type="float" office:value="2011">
                <text:p>2011</text:p>
              </table:table-cell>
              <table:table-cell office:value-type="float" office:value="3491.505">
                <text:p>3491.505</text:p>
              </table:table-cell>
              <table:table-cell office:value-type="float" office:value="3401.593">
                <text:p>3401.593</text:p>
              </table:table-cell>
              <table:table-cell office:value-type="float" office:value="3572.806">
                <text:p>3572.806</text:p>
              </table:table-cell>
              <table:table-cell office:value-type="float" office:value="3744.078">
                <text:p>3744.078</text:p>
              </table:table-cell>
              <table:table-cell office:value-type="float" office:value="3914.426">
                <text:p>3914.426</text:p>
              </table:table-cell>
              <table:table-cell office:value-type="float" office:value="4014.503">
                <text:p>4014.503</text:p>
              </table:table-cell>
              <table:table-cell office:value-type="float" office:value="4216.144">
                <text:p>4216.144</text:p>
              </table:table-cell>
              <table:table-cell office:value-type="float" office:value="4287.28">
                <text:p>4287.28</text:p>
              </table:table-cell>
              <table:table-cell office:value-type="float" office:value="4364.937">
                <text:p>4364.937</text:p>
              </table:table-cell>
              <table:table-cell office:value-type="float" office:value="4437.726">
                <text:p>4437.726</text:p>
              </table:table-cell>
              <table:table-cell office:value-type="float" office:value="4519.324">
                <text:p>4519.324</text:p>
              </table:table-cell>
            </table:table-row>
            <table:table-row>
              <table:table-cell office:value-type="float" office:value="2012">
                <text:p>2010</text:p>
              </table:table-cell>
              <table:table-cell office:value-type="float" office:value="2012">
                <text:p>2012</text:p>
              </table:table-cell>
              <table:table-cell office:value-type="float" office:value="3010.093">
                <text:p>3010.093</text:p>
              </table:table-cell>
              <table:table-cell office:value-type="float" office:value="2938.37">
                <text:p>2938.37</text:p>
              </table:table-cell>
              <table:table-cell office:value-type="float" office:value="3088.582">
                <text:p>3088.582</text:p>
              </table:table-cell>
              <table:table-cell office:value-type="float" office:value="3215.77">
                <text:p>3215.77</text:p>
              </table:table-cell>
              <table:table-cell office:value-type="float" office:value="3416.968">
                <text:p>3416.968</text:p>
              </table:table-cell>
              <table:table-cell office:value-type="float" office:value="3542.406">
                <text:p>3542.406</text:p>
              </table:table-cell>
              <table:table-cell office:value-type="float" office:value="3750.163">
                <text:p>3750.163</text:p>
              </table:table-cell>
              <table:table-cell office:value-type="float" office:value="3822.972">
                <text:p>3822.972</text:p>
              </table:table-cell>
              <table:table-cell office:value-type="float" office:value="3892.902">
                <text:p>3892.902</text:p>
              </table:table-cell>
              <table:table-cell office:value-type="float" office:value="3964.466">
                <text:p>3964.466</text:p>
              </table:table-cell>
              <table:table-cell office:value-type="float" office:value="4036.387">
                <text:p>4036.387</text:p>
              </table:table-cell>
            </table:table-row>
            <table:table-row>
              <table:table-cell office:value-type="float" office:value="2013">
                <text:p>2010</text:p>
              </table:table-cell>
              <table:table-cell office:value-type="float" office:value="2013">
                <text:p>2013</text:p>
              </table:table-cell>
              <table:table-cell office:value-type="float" office:value="2561.171">
                <text:p>2561.171</text:p>
              </table:table-cell>
              <table:table-cell office:value-type="float" office:value="2504.638">
                <text:p>2504.638</text:p>
              </table:table-cell>
              <table:table-cell office:value-type="float" office:value="2643.251">
                <text:p>2643.251</text:p>
              </table:table-cell>
              <table:table-cell office:value-type="float" office:value="2730.576">
                <text:p>2730.576</text:p>
              </table:table-cell>
              <table:table-cell office:value-type="float" office:value="2934.298">
                <text:p>2934.298</text:p>
              </table:table-cell>
              <table:table-cell office:value-type="float" office:value="3092.161">
                <text:p>3092.161</text:p>
              </table:table-cell>
              <table:table-cell office:value-type="float" office:value="3300.659">
                <text:p>3300.659</text:p>
              </table:table-cell>
              <table:table-cell office:value-type="float" office:value="3377.122">
                <text:p>3377.122</text:p>
              </table:table-cell>
              <table:table-cell office:value-type="float" office:value="3445.654">
                <text:p>3445.654</text:p>
              </table:table-cell>
              <table:table-cell office:value-type="float" office:value="3510.156">
                <text:p>3510.156</text:p>
              </table:table-cell>
              <table:table-cell office:value-type="float" office:value="3575.636">
                <text:p>3575.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5.028cm" svg:y="3.858cm" style:legend-expansion="high" chart:style-name="ch2"/>
        <chart:plot-area chart:style-name="ch3" chart:data-source-has-labels="both" svg:x="0.687cm" svg:y="0.536cm" svg:width="14.097cm" svg:height="11.021cm">
          <chartooo:coordinate-region svg:x="1.679cm" svg:y="0.736cm" svg:width="12.733cm" svg:height="10.174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ROE 1</text:p>
              </table:table-cell>
              <table:table-cell office:value-type="string">
                <text:p>ROE 3</text:p>
              </table:table-cell>
              <table:table-cell office:value-type="string">
                <text:p>ROE 5</text:p>
              </table:table-cell>
              <table:table-cell office:value-type="string">
                <text:p>ROE 7</text:p>
              </table:table-cell>
              <table:table-cell office:value-type="string">
                <text:p>ROE 10</text:p>
              </table:table-cell>
              <table:table-cell office:value-type="string">
                <text:p>ROE 12</text:p>
              </table:table-cell>
              <table:table-cell office:value-type="string">
                <text:p>ROE 14</text:p>
              </table:table-cell>
              <table:table-cell office:value-type="string">
                <text:p>ROE 15</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27.134">
                <text:p>3427.134</text:p>
              </table:table-cell>
              <table:table-cell office:value-type="float" office:value="3487.736">
                <text:p>3487.736</text:p>
              </table:table-cell>
              <table:table-cell office:value-type="float" office:value="3562.163">
                <text:p>3562.163</text:p>
              </table:table-cell>
              <table:table-cell office:value-type="float" office:value="3505.246">
                <text:p>3505.246</text:p>
              </table:table-cell>
              <table:table-cell office:value-type="float" office:value="3111.301">
                <text:p>3111.301</text:p>
              </table:table-cell>
              <table:table-cell office:value-type="float" office:value="2467.44">
                <text:p>2467.44</text:p>
              </table:table-cell>
              <table:table-cell office:value-type="float" office:value="1671.998">
                <text:p>1671.998</text:p>
              </table:table-cell>
              <table:table-cell office:value-type="float" office:value="35.868">
                <text:p>35.868</text:p>
              </table:table-cell>
            </table:table-row>
            <table:table-row>
              <table:table-cell office:value-type="float" office:value="2008">
                <text:p>2010</text:p>
              </table:table-cell>
              <table:table-cell office:value-type="float" office:value="2008">
                <text:p>2008</text:p>
              </table:table-cell>
              <table:table-cell office:value-type="float" office:value="3602.474">
                <text:p>3602.474</text:p>
              </table:table-cell>
              <table:table-cell office:value-type="float" office:value="3683.644">
                <text:p>3683.644</text:p>
              </table:table-cell>
              <table:table-cell office:value-type="float" office:value="3756.15">
                <text:p>3756.15</text:p>
              </table:table-cell>
              <table:table-cell office:value-type="float" office:value="3702.738">
                <text:p>3702.738</text:p>
              </table:table-cell>
              <table:table-cell office:value-type="float" office:value="3422.775">
                <text:p>3422.775</text:p>
              </table:table-cell>
              <table:table-cell office:value-type="float" office:value="2865.878">
                <text:p>2865.878</text:p>
              </table:table-cell>
              <table:table-cell office:value-type="float" office:value="2164.871">
                <text:p>2164.871</text:p>
              </table:table-cell>
              <table:table-cell office:value-type="float" office:value="1853.384">
                <text:p>1853.384</text:p>
              </table:table-cell>
            </table:table-row>
            <table:table-row>
              <table:table-cell office:value-type="float" office:value="2009">
                <text:p>2010</text:p>
              </table:table-cell>
              <table:table-cell office:value-type="float" office:value="2009">
                <text:p>2009</text:p>
              </table:table-cell>
              <table:table-cell office:value-type="float" office:value="3740.154">
                <text:p>3740.154</text:p>
              </table:table-cell>
              <table:table-cell office:value-type="float" office:value="3831.035">
                <text:p>3831.035</text:p>
              </table:table-cell>
              <table:table-cell office:value-type="float" office:value="3881.471">
                <text:p>3881.471</text:p>
              </table:table-cell>
              <table:table-cell office:value-type="float" office:value="3841.54">
                <text:p>3841.54</text:p>
              </table:table-cell>
              <table:table-cell office:value-type="float" office:value="3610.088">
                <text:p>3610.088</text:p>
              </table:table-cell>
              <table:table-cell office:value-type="float" office:value="3055.989">
                <text:p>3055.989</text:p>
              </table:table-cell>
              <table:table-cell office:value-type="float" office:value="2278.981">
                <text:p>2278.981</text:p>
              </table:table-cell>
              <table:table-cell office:value-type="float" office:value="1951.381">
                <text:p>1951.381</text:p>
              </table:table-cell>
            </table:table-row>
            <table:table-row>
              <table:table-cell office:value-type="float" office:value="2010">
                <text:p>2010</text:p>
              </table:table-cell>
              <table:table-cell office:value-type="float" office:value="2010">
                <text:p>2010</text:p>
              </table:table-cell>
              <table:table-cell office:value-type="float" office:value="3850.784">
                <text:p>3850.784</text:p>
              </table:table-cell>
              <table:table-cell office:value-type="float" office:value="3949.686">
                <text:p>3949.686</text:p>
              </table:table-cell>
              <table:table-cell office:value-type="float" office:value="3996.731">
                <text:p>3996.731</text:p>
              </table:table-cell>
              <table:table-cell office:value-type="float" office:value="3953.65">
                <text:p>3953.65</text:p>
              </table:table-cell>
              <table:table-cell office:value-type="float" office:value="3736.185">
                <text:p>3736.185</text:p>
              </table:table-cell>
              <table:table-cell office:value-type="float" office:value="3111.99">
                <text:p>3111.99</text:p>
              </table:table-cell>
              <table:table-cell office:value-type="float" office:value="2277.99">
                <text:p>2277.99</text:p>
              </table:table-cell>
              <table:table-cell office:value-type="float" office:value="1823.059">
                <text:p>1823.059</text:p>
              </table:table-cell>
            </table:table-row>
            <table:table-row>
              <table:table-cell office:value-type="float" office:value="2011">
                <text:p>2010</text:p>
              </table:table-cell>
              <table:table-cell office:value-type="float" office:value="2011">
                <text:p>2011</text:p>
              </table:table-cell>
              <table:table-cell office:value-type="float" office:value="3959.955">
                <text:p>3959.955</text:p>
              </table:table-cell>
              <table:table-cell office:value-type="float" office:value="4051.305">
                <text:p>4051.305</text:p>
              </table:table-cell>
              <table:table-cell office:value-type="float" office:value="4106.391">
                <text:p>4106.391</text:p>
              </table:table-cell>
              <table:table-cell office:value-type="float" office:value="4063.52">
                <text:p>4063.52</text:p>
              </table:table-cell>
              <table:table-cell office:value-type="float" office:value="3734.446">
                <text:p>3734.446</text:p>
              </table:table-cell>
              <table:table-cell office:value-type="float" office:value="3084.208">
                <text:p>3084.208</text:p>
              </table:table-cell>
              <table:table-cell office:value-type="float" office:value="2226.405">
                <text:p>2226.405</text:p>
              </table:table-cell>
              <table:table-cell office:value-type="float" office:value="924.768">
                <text:p>924.768</text:p>
              </table:table-cell>
            </table:table-row>
            <table:table-row>
              <table:table-cell office:value-type="float" office:value="2012">
                <text:p>2010</text:p>
              </table:table-cell>
              <table:table-cell office:value-type="float" office:value="2012">
                <text:p>2012</text:p>
              </table:table-cell>
              <table:table-cell office:value-type="float" office:value="3994.82">
                <text:p>3994.82</text:p>
              </table:table-cell>
              <table:table-cell office:value-type="float" office:value="3834.019">
                <text:p>3834.019</text:p>
              </table:table-cell>
              <table:table-cell office:value-type="float" office:value="3637.576">
                <text:p>3637.576</text:p>
              </table:table-cell>
              <table:table-cell office:value-type="float" office:value="3139.231">
                <text:p>3139.231</text:p>
              </table:table-cell>
              <table:table-cell office:value-type="float" office:value="1463.471">
                <text:p>1463.471</text:p>
              </table:table-cell>
              <table:table-cell office:value-type="float" office:value="1138.928">
                <text:p>1138.928</text:p>
              </table:table-cell>
              <table:table-cell office:value-type="float" office:value="14.64">
                <text:p>14.64</text:p>
              </table:table-cell>
              <table:table-cell office:value-type="float" office:value="8.39">
                <text:p>8.39</text:p>
              </table:table-cell>
            </table:table-row>
            <table:table-row>
              <table:table-cell office:value-type="float" office:value="2013">
                <text:p>2010</text:p>
              </table:table-cell>
              <table:table-cell office:value-type="float" office:value="2013">
                <text:p>2013</text:p>
              </table:table-cell>
              <table:table-cell office:value-type="float" office:value="3966.465">
                <text:p>3966.465</text:p>
              </table:table-cell>
              <table:table-cell office:value-type="float" office:value="3589.621">
                <text:p>3589.621</text:p>
              </table:table-cell>
              <table:table-cell office:value-type="float" office:value="3194.783">
                <text:p>3194.783</text:p>
              </table:table-cell>
              <table:table-cell office:value-type="float" office:value="2601.825">
                <text:p>2601.825</text:p>
              </table:table-cell>
              <table:table-cell office:value-type="float" office:value="21.32">
                <text:p>21.32</text:p>
              </table:table-cell>
              <table:table-cell office:value-type="float" office:value="17.4">
                <text:p>17.4</text:p>
              </table:table-cell>
              <table:table-cell office:value-type="float" office:value="5.86">
                <text:p>5.86</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12.816cm" xlink:href="." xlink:type="simple" chart:class="chart:scatter" chart:style-name="ch1">
        <chart:legend svg:x="14.258cm" svg:y="5.584cm" style:legend-expansion="custom" chartooo:width="3.33cm" chartooo:height="1.594cm" style:legend-expansion-aspect-ratio="2.08908406524467" chart:style-name="ch2"/>
        <chart:plot-area chart:style-name="ch3" chart:data-source-has-labels="both" svg:x="0.29cm" svg:y="0.652cm" svg:width="14.096cm" svg:height="11.895cm">
          <chartooo:coordinate-region svg:x="1.282cm" svg:y="0.851cm" svg:width="12.732cm" svg:height="11.049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onocristallini</text:p>
              </table:table-cell>
              <table:table-cell office:value-type="string">
                <text:p>Policristallini</text:p>
              </table:table-cell>
              <table:table-cell office:value-type="string">
                <text:p>Silicio_amorfo</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10.892">
                <text:p>3510.892</text:p>
              </table:table-cell>
              <table:table-cell office:value-type="float" office:value="3417.639">
                <text:p>3417.639</text:p>
              </table:table-cell>
              <table:table-cell office:value-type="float" office:value="3492.007">
                <text:p>3492.007</text:p>
              </table:table-cell>
            </table:table-row>
            <table:table-row>
              <table:table-cell office:value-type="float" office:value="2008">
                <text:p>2010</text:p>
              </table:table-cell>
              <table:table-cell office:value-type="float" office:value="2008">
                <text:p>2008</text:p>
              </table:table-cell>
              <table:table-cell office:value-type="float" office:value="3701.807">
                <text:p>3701.807</text:p>
              </table:table-cell>
              <table:table-cell office:value-type="float" office:value="3598.696">
                <text:p>3598.696</text:p>
              </table:table-cell>
              <table:table-cell office:value-type="float" office:value="3676.777">
                <text:p>3676.777</text:p>
              </table:table-cell>
            </table:table-row>
            <table:table-row>
              <table:table-cell office:value-type="float" office:value="2009">
                <text:p>2010</text:p>
              </table:table-cell>
              <table:table-cell office:value-type="float" office:value="2009">
                <text:p>2009</text:p>
              </table:table-cell>
              <table:table-cell office:value-type="float" office:value="3848.284">
                <text:p>3848.284</text:p>
              </table:table-cell>
              <table:table-cell office:value-type="float" office:value="3740.941">
                <text:p>3740.941</text:p>
              </table:table-cell>
              <table:table-cell office:value-type="float" office:value="3823.679">
                <text:p>3823.679</text:p>
              </table:table-cell>
            </table:table-row>
            <table:table-row>
              <table:table-cell office:value-type="float" office:value="2010">
                <text:p>2010</text:p>
              </table:table-cell>
              <table:table-cell office:value-type="float" office:value="2010">
                <text:p>2010</text:p>
              </table:table-cell>
              <table:table-cell office:value-type="float" office:value="3960.444">
                <text:p>3960.444</text:p>
              </table:table-cell>
              <table:table-cell office:value-type="float" office:value="3851.02">
                <text:p>3851.02</text:p>
              </table:table-cell>
              <table:table-cell office:value-type="float" office:value="3941.237">
                <text:p>3941.237</text:p>
              </table:table-cell>
            </table:table-row>
            <table:table-row>
              <table:table-cell office:value-type="float" office:value="2011">
                <text:p>2010</text:p>
              </table:table-cell>
              <table:table-cell office:value-type="float" office:value="2011">
                <text:p>2011</text:p>
              </table:table-cell>
              <table:table-cell office:value-type="float" office:value="4064.147">
                <text:p>4064.147</text:p>
              </table:table-cell>
              <table:table-cell office:value-type="float" office:value="3947.656">
                <text:p>3947.656</text:p>
              </table:table-cell>
              <table:table-cell office:value-type="float" office:value="4039.821">
                <text:p>4039.821</text:p>
              </table:table-cell>
            </table:table-row>
            <table:table-row>
              <table:table-cell office:value-type="float" office:value="2012">
                <text:p>2010</text:p>
              </table:table-cell>
              <table:table-cell office:value-type="float" office:value="2012">
                <text:p>2012</text:p>
              </table:table-cell>
              <table:table-cell office:value-type="float" office:value="3585.252">
                <text:p>3585.252</text:p>
              </table:table-cell>
              <table:table-cell office:value-type="float" office:value="3495.144">
                <text:p>3495.144</text:p>
              </table:table-cell>
              <table:table-cell office:value-type="float" office:value="3553.727">
                <text:p>3553.727</text:p>
              </table:table-cell>
            </table:table-row>
            <table:table-row>
              <table:table-cell office:value-type="float" office:value="2013">
                <text:p>2010</text:p>
              </table:table-cell>
              <table:table-cell office:value-type="float" office:value="2013">
                <text:p>2013</text:p>
              </table:table-cell>
              <table:table-cell office:value-type="float" office:value="3129.043">
                <text:p>3129.043</text:p>
              </table:table-cell>
              <table:table-cell office:value-type="float" office:value="3071.047">
                <text:p>3071.047</text:p>
              </table:table-cell>
              <table:table-cell office:value-type="float" office:value="3098.155">
                <text:p>3098.15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11.8cm" xlink:href="." xlink:type="simple" chart:class="chart:scatter" chart:style-name="ch1">
        <chart:legend svg:x="14.102cm" svg:y="4.828cm" style:legend-expansion="custom" chartooo:width="3.462cm" chartooo:height="2.092cm" style:legend-expansion-aspect-ratio="1.65487571701721" chart:style-name="ch2"/>
        <chart:plot-area chart:style-name="ch3" chart:data-source-has-labels="both" svg:x="0.21cm" svg:y="0.509cm" svg:width="14.095cm" svg:height="11.019cm">
          <chartooo:coordinate-region svg:x="1.202cm" svg:y="0.709cm" svg:width="12.731cm" svg:height="10.17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Perdita Eff. 0.3</text:p>
              </table:table-cell>
              <table:table-cell office:value-type="string">
                <text:p>Perdita Eff. 0.5</text:p>
              </table:table-cell>
              <table:table-cell office:value-type="string">
                <text:p>Perdita Eff. 0.8</text:p>
              </table:table-cell>
              <table:table-cell office:value-type="string">
                <text:p>Perdita Eff. 1</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459.516">
                <text:p>3459.516</text:p>
              </table:table-cell>
              <table:table-cell office:value-type="float" office:value="3478.7">
                <text:p>3478.7</text:p>
              </table:table-cell>
              <table:table-cell office:value-type="float" office:value="3436.01">
                <text:p>3436.01</text:p>
              </table:table-cell>
              <table:table-cell office:value-type="float" office:value="3495.074">
                <text:p>3495.074</text:p>
              </table:table-cell>
            </table:table-row>
            <table:table-row>
              <table:table-cell office:value-type="float" office:value="2008">
                <text:p>2010</text:p>
              </table:table-cell>
              <table:table-cell office:value-type="float" office:value="2008">
                <text:p>2008</text:p>
              </table:table-cell>
              <table:table-cell office:value-type="float" office:value="3637.233">
                <text:p>3637.233</text:p>
              </table:table-cell>
              <table:table-cell office:value-type="float" office:value="3674.508">
                <text:p>3674.508</text:p>
              </table:table-cell>
              <table:table-cell office:value-type="float" office:value="3603.131">
                <text:p>3603.131</text:p>
              </table:table-cell>
              <table:table-cell office:value-type="float" office:value="3667.231">
                <text:p>3667.231</text:p>
              </table:table-cell>
            </table:table-row>
            <table:table-row>
              <table:table-cell office:value-type="float" office:value="2009">
                <text:p>2010</text:p>
              </table:table-cell>
              <table:table-cell office:value-type="float" office:value="2009">
                <text:p>2009</text:p>
              </table:table-cell>
              <table:table-cell office:value-type="float" office:value="3780.569">
                <text:p>3780.569</text:p>
              </table:table-cell>
              <table:table-cell office:value-type="float" office:value="3820.791">
                <text:p>3820.791</text:p>
              </table:table-cell>
              <table:table-cell office:value-type="float" office:value="3742.99">
                <text:p>3742.99</text:p>
              </table:table-cell>
              <table:table-cell office:value-type="float" office:value="3784.141">
                <text:p>3784.141</text:p>
              </table:table-cell>
            </table:table-row>
            <table:table-row>
              <table:table-cell office:value-type="float" office:value="2010">
                <text:p>2010</text:p>
              </table:table-cell>
              <table:table-cell office:value-type="float" office:value="2010">
                <text:p>2010</text:p>
              </table:table-cell>
              <table:table-cell office:value-type="float" office:value="3887.499">
                <text:p>3887.499</text:p>
              </table:table-cell>
              <table:table-cell office:value-type="float" office:value="3932.955">
                <text:p>3932.955</text:p>
              </table:table-cell>
              <table:table-cell office:value-type="float" office:value="3850.841">
                <text:p>3850.841</text:p>
              </table:table-cell>
              <table:table-cell office:value-type="float" office:value="3885.86">
                <text:p>3885.86</text:p>
              </table:table-cell>
            </table:table-row>
            <table:table-row>
              <table:table-cell office:value-type="float" office:value="2011">
                <text:p>2010</text:p>
              </table:table-cell>
              <table:table-cell office:value-type="float" office:value="2011">
                <text:p>2011</text:p>
              </table:table-cell>
              <table:table-cell office:value-type="float" office:value="3992.874">
                <text:p>3992.874</text:p>
              </table:table-cell>
              <table:table-cell office:value-type="float" office:value="4044.513">
                <text:p>4044.513</text:p>
              </table:table-cell>
              <table:table-cell office:value-type="float" office:value="3944.431">
                <text:p>3944.431</text:p>
              </table:table-cell>
              <table:table-cell office:value-type="float" office:value="3989.683">
                <text:p>3989.683</text:p>
              </table:table-cell>
            </table:table-row>
            <table:table-row>
              <table:table-cell office:value-type="float" office:value="2012">
                <text:p>2010</text:p>
              </table:table-cell>
              <table:table-cell office:value-type="float" office:value="2012">
                <text:p>2012</text:p>
              </table:table-cell>
              <table:table-cell office:value-type="float" office:value="3585.018">
                <text:p>3585.018</text:p>
              </table:table-cell>
              <table:table-cell office:value-type="float" office:value="3523.83">
                <text:p>3523.83</text:p>
              </table:table-cell>
              <table:table-cell office:value-type="float" office:value="3470.71">
                <text:p>3470.71</text:p>
              </table:table-cell>
              <table:table-cell office:value-type="float" office:value="3497.168">
                <text:p>3497.168</text:p>
              </table:table-cell>
            </table:table-row>
            <table:table-row>
              <table:table-cell office:value-type="float" office:value="2013">
                <text:p>2010</text:p>
              </table:table-cell>
              <table:table-cell office:value-type="float" office:value="2013">
                <text:p>2013</text:p>
              </table:table-cell>
              <table:table-cell office:value-type="float" office:value="3191.576">
                <text:p>3191.576</text:p>
              </table:table-cell>
              <table:table-cell office:value-type="float" office:value="3030.341">
                <text:p>3030.341</text:p>
              </table:table-cell>
              <table:table-cell office:value-type="float" office:value="3062.321">
                <text:p>3062.321</text:p>
              </table:table-cell>
              <table:table-cell office:value-type="float" office:value="3061.805">
                <text:p>3061.80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155cm" svg:y="3.858cm" style:legend-expansion="high" chart:style-name="ch2"/>
        <chart:plot-area chart:style-name="ch3" chart:data-source-has-labels="both" svg:x="0.422cm" svg:y="0.509cm" svg:width="14.094cm" svg:height="11.017cm">
          <chartooo:coordinate-region svg:x="1.414cm" svg:y="0.708cm" svg:width="12.73cm" svg:height="10.171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Riduzione 0.5</text:p>
              </table:table-cell>
              <table:table-cell office:value-type="string">
                <text:p>Riduzione 1.0</text:p>
              </table:table-cell>
              <table:table-cell office:value-type="string">
                <text:p>Riduzione 1.5</text:p>
              </table:table-cell>
              <table:table-cell office:value-type="string">
                <text:p>Riduzione 2</text:p>
              </table:table-cell>
              <table:table-cell office:value-type="string">
                <text:p>Riduzione 2.5</text:p>
              </table:table-cell>
              <table:table-cell office:value-type="string">
                <text:p>Riduzione 3.0</text:p>
              </table:table-cell>
              <table:table-cell office:value-type="string">
                <text:p>Riduzione 3.5</text:p>
              </table:table-cell>
              <table:table-cell office:value-type="string">
                <text:p>Riduzione 4</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41.664">
                <text:p>3541.664</text:p>
              </table:table-cell>
              <table:table-cell office:value-type="float" office:value="3557.248">
                <text:p>3557.248</text:p>
              </table:table-cell>
              <table:table-cell office:value-type="float" office:value="3516.253">
                <text:p>3516.253</text:p>
              </table:table-cell>
              <table:table-cell office:value-type="float" office:value="3464.848">
                <text:p>3464.848</text:p>
              </table:table-cell>
              <table:table-cell office:value-type="float" office:value="3474.953">
                <text:p>3474.953</text:p>
              </table:table-cell>
              <table:table-cell office:value-type="float" office:value="3556.22">
                <text:p>3556.22</text:p>
              </table:table-cell>
              <table:table-cell office:value-type="float" office:value="3490.324">
                <text:p>3490.324</text:p>
              </table:table-cell>
              <table:table-cell office:value-type="float" office:value="3509.709">
                <text:p>3509.709</text:p>
              </table:table-cell>
            </table:table-row>
            <table:table-row>
              <table:table-cell office:value-type="float" office:value="2008">
                <text:p>2010</text:p>
              </table:table-cell>
              <table:table-cell office:value-type="float" office:value="2008">
                <text:p>2008</text:p>
              </table:table-cell>
              <table:table-cell office:value-type="float" office:value="3700.828">
                <text:p>3700.828</text:p>
              </table:table-cell>
              <table:table-cell office:value-type="float" office:value="3714.819">
                <text:p>3714.819</text:p>
              </table:table-cell>
              <table:table-cell office:value-type="float" office:value="3678.236">
                <text:p>3678.236</text:p>
              </table:table-cell>
              <table:table-cell office:value-type="float" office:value="3637.418">
                <text:p>3637.418</text:p>
              </table:table-cell>
              <table:table-cell office:value-type="float" office:value="3638.179">
                <text:p>3638.179</text:p>
              </table:table-cell>
              <table:table-cell office:value-type="float" office:value="3741.973">
                <text:p>3741.973</text:p>
              </table:table-cell>
              <table:table-cell office:value-type="float" office:value="3652.163">
                <text:p>3652.163</text:p>
              </table:table-cell>
              <table:table-cell office:value-type="float" office:value="3689.369">
                <text:p>3689.369</text:p>
              </table:table-cell>
            </table:table-row>
            <table:table-row>
              <table:table-cell office:value-type="float" office:value="2009">
                <text:p>2010</text:p>
              </table:table-cell>
              <table:table-cell office:value-type="float" office:value="2009">
                <text:p>2009</text:p>
              </table:table-cell>
              <table:table-cell office:value-type="float" office:value="3823.898">
                <text:p>3823.898</text:p>
              </table:table-cell>
              <table:table-cell office:value-type="float" office:value="3831.914">
                <text:p>3831.914</text:p>
              </table:table-cell>
              <table:table-cell office:value-type="float" office:value="3821.071">
                <text:p>3821.071</text:p>
              </table:table-cell>
              <table:table-cell office:value-type="float" office:value="3767.783">
                <text:p>3767.783</text:p>
              </table:table-cell>
              <table:table-cell office:value-type="float" office:value="3763.363">
                <text:p>3763.363</text:p>
              </table:table-cell>
              <table:table-cell office:value-type="float" office:value="3881.893">
                <text:p>3881.893</text:p>
              </table:table-cell>
              <table:table-cell office:value-type="float" office:value="3776.079">
                <text:p>3776.079</text:p>
              </table:table-cell>
              <table:table-cell office:value-type="float" office:value="3833.226">
                <text:p>3833.226</text:p>
              </table:table-cell>
            </table:table-row>
            <table:table-row>
              <table:table-cell office:value-type="float" office:value="2010">
                <text:p>2010</text:p>
              </table:table-cell>
              <table:table-cell office:value-type="float" office:value="2010">
                <text:p>2010</text:p>
              </table:table-cell>
              <table:table-cell office:value-type="float" office:value="3921.419">
                <text:p>3921.419</text:p>
              </table:table-cell>
              <table:table-cell office:value-type="float" office:value="3932.379">
                <text:p>3932.379</text:p>
              </table:table-cell>
              <table:table-cell office:value-type="float" office:value="3934.331">
                <text:p>3934.331</text:p>
              </table:table-cell>
              <table:table-cell office:value-type="float" office:value="3884.448">
                <text:p>3884.448</text:p>
              </table:table-cell>
              <table:table-cell office:value-type="float" office:value="3882.755">
                <text:p>3882.755</text:p>
              </table:table-cell>
              <table:table-cell office:value-type="float" office:value="3979.801">
                <text:p>3979.801</text:p>
              </table:table-cell>
              <table:table-cell office:value-type="float" office:value="3900.541">
                <text:p>3900.541</text:p>
              </table:table-cell>
              <table:table-cell office:value-type="float" office:value="3959.746">
                <text:p>3959.746</text:p>
              </table:table-cell>
            </table:table-row>
            <table:table-row>
              <table:table-cell office:value-type="float" office:value="2011">
                <text:p>2010</text:p>
              </table:table-cell>
              <table:table-cell office:value-type="float" office:value="2011">
                <text:p>2011</text:p>
              </table:table-cell>
              <table:table-cell office:value-type="float" office:value="4002.825">
                <text:p>4002.825</text:p>
              </table:table-cell>
              <table:table-cell office:value-type="float" office:value="4010.6">
                <text:p>4010.6</text:p>
              </table:table-cell>
              <table:table-cell office:value-type="float" office:value="4023.883">
                <text:p>4023.883</text:p>
              </table:table-cell>
              <table:table-cell office:value-type="float" office:value="3967.668">
                <text:p>3967.668</text:p>
              </table:table-cell>
              <table:table-cell office:value-type="float" office:value="3975.888">
                <text:p>3975.888</text:p>
              </table:table-cell>
              <table:table-cell office:value-type="float" office:value="4079.694">
                <text:p>4079.694</text:p>
              </table:table-cell>
              <table:table-cell office:value-type="float" office:value="3996.903">
                <text:p>3996.903</text:p>
              </table:table-cell>
              <table:table-cell office:value-type="float" office:value="4057.724">
                <text:p>4057.724</text:p>
              </table:table-cell>
            </table:table-row>
            <table:table-row>
              <table:table-cell office:value-type="float" office:value="2012">
                <text:p>2010</text:p>
              </table:table-cell>
              <table:table-cell office:value-type="float" office:value="2012">
                <text:p>2012</text:p>
              </table:table-cell>
              <table:table-cell office:value-type="float" office:value="3230.48">
                <text:p>3230.48</text:p>
              </table:table-cell>
              <table:table-cell office:value-type="float" office:value="3324.848">
                <text:p>3324.848</text:p>
              </table:table-cell>
              <table:table-cell office:value-type="float" office:value="3376.933">
                <text:p>3376.933</text:p>
              </table:table-cell>
              <table:table-cell office:value-type="float" office:value="3444.096">
                <text:p>3444.096</text:p>
              </table:table-cell>
              <table:table-cell office:value-type="float" office:value="3491.948">
                <text:p>3491.948</text:p>
              </table:table-cell>
              <table:table-cell office:value-type="float" office:value="3569.79">
                <text:p>3569.79</text:p>
              </table:table-cell>
              <table:table-cell office:value-type="float" office:value="3576.149">
                <text:p>3576.149</text:p>
              </table:table-cell>
              <table:table-cell office:value-type="float" office:value="3629.12">
                <text:p>3629.12</text:p>
              </table:table-cell>
            </table:table-row>
            <table:table-row>
              <table:table-cell office:value-type="float" office:value="2013">
                <text:p>2010</text:p>
              </table:table-cell>
              <table:table-cell office:value-type="float" office:value="2013">
                <text:p>2013</text:p>
              </table:table-cell>
              <table:table-cell office:value-type="float" office:value="2639.086">
                <text:p>2639.086</text:p>
              </table:table-cell>
              <table:table-cell office:value-type="float" office:value="2760.68">
                <text:p>2760.68</text:p>
              </table:table-cell>
              <table:table-cell office:value-type="float" office:value="2806.624">
                <text:p>2806.624</text:p>
              </table:table-cell>
              <table:table-cell office:value-type="float" office:value="2944.014">
                <text:p>2944.014</text:p>
              </table:table-cell>
              <table:table-cell office:value-type="float" office:value="3043.786">
                <text:p>3043.786</text:p>
              </table:table-cell>
              <table:table-cell office:value-type="float" office:value="3101.789">
                <text:p>3101.789</text:p>
              </table:table-cell>
              <table:table-cell office:value-type="float" office:value="3186.256">
                <text:p>3186.256</text:p>
              </table:table-cell>
              <table:table-cell office:value-type="float" office:value="3255.488">
                <text:p>3255.48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89cm" svg:height="11.77cm" xlink:href="." xlink:type="simple" chart:class="chart:scatter" chart:style-name="ch1">
        <chart:legend svg:x="13.729cm" svg:y="4.544cm" style:legend-expansion="custom" chartooo:width="3.859cm" chartooo:height="2.682cm" style:legend-expansion-aspect-ratio="1.43885160328113" chart:style-name="ch2"/>
        <chart:plot-area chart:style-name="ch3" chart:data-source-has-labels="both" svg:x="0.046cm" svg:y="0.557cm" svg:width="14.091cm" svg:height="11.064cm">
          <chartooo:coordinate-region svg:x="1.038cm" svg:y="0.757cm" svg:width="12.727cm" svg:height="10.217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anutenzione 0.5</text:p>
              </table:table-cell>
              <table:table-cell office:value-type="string">
                <text:p>Manutenzione 0.7</text:p>
              </table:table-cell>
              <table:table-cell office:value-type="string">
                <text:p>Manutenzione 1</text:p>
              </table:table-cell>
              <table:table-cell office:value-type="string">
                <text:p>Manutenzione 1.2</text:p>
              </table:table-cell>
              <table:table-cell office:value-type="string">
                <text:p>Manutenzione 1.5</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42.785">
                <text:p>3542.785</text:p>
              </table:table-cell>
              <table:table-cell office:value-type="float" office:value="3557.081">
                <text:p>3557.081</text:p>
              </table:table-cell>
              <table:table-cell office:value-type="float" office:value="3488.156">
                <text:p>3488.156</text:p>
              </table:table-cell>
              <table:table-cell office:value-type="float" office:value="3493.085">
                <text:p>3493.085</text:p>
              </table:table-cell>
              <table:table-cell office:value-type="float" office:value="3526.546">
                <text:p>3526.546</text:p>
              </table:table-cell>
            </table:table-row>
            <table:table-row>
              <table:table-cell office:value-type="float" office:value="2008">
                <text:p>2010</text:p>
              </table:table-cell>
              <table:table-cell office:value-type="float" office:value="2008">
                <text:p>2008</text:p>
              </table:table-cell>
              <table:table-cell office:value-type="float" office:value="3718.765">
                <text:p>3718.765</text:p>
              </table:table-cell>
              <table:table-cell office:value-type="float" office:value="3726.339">
                <text:p>3726.339</text:p>
              </table:table-cell>
              <table:table-cell office:value-type="float" office:value="3676.731">
                <text:p>3676.731</text:p>
              </table:table-cell>
              <table:table-cell office:value-type="float" office:value="3678.849">
                <text:p>3678.849</text:p>
              </table:table-cell>
              <table:table-cell office:value-type="float" office:value="3721.08">
                <text:p>3721.08</text:p>
              </table:table-cell>
            </table:table-row>
            <table:table-row>
              <table:table-cell office:value-type="float" office:value="2009">
                <text:p>2010</text:p>
              </table:table-cell>
              <table:table-cell office:value-type="float" office:value="2009">
                <text:p>2009</text:p>
              </table:table-cell>
              <table:table-cell office:value-type="float" office:value="3850.343">
                <text:p>3850.343</text:p>
              </table:table-cell>
              <table:table-cell office:value-type="float" office:value="3868.884">
                <text:p>3868.884</text:p>
              </table:table-cell>
              <table:table-cell office:value-type="float" office:value="3818.875">
                <text:p>3818.875</text:p>
              </table:table-cell>
              <table:table-cell office:value-type="float" office:value="3807.784">
                <text:p>3807.784</text:p>
              </table:table-cell>
              <table:table-cell office:value-type="float" office:value="3857.249">
                <text:p>3857.249</text:p>
              </table:table-cell>
            </table:table-row>
            <table:table-row>
              <table:table-cell office:value-type="float" office:value="2010">
                <text:p>2010</text:p>
              </table:table-cell>
              <table:table-cell office:value-type="float" office:value="2010">
                <text:p>2010</text:p>
              </table:table-cell>
              <table:table-cell office:value-type="float" office:value="3966.724">
                <text:p>3966.724</text:p>
              </table:table-cell>
              <table:table-cell office:value-type="float" office:value="3984.335">
                <text:p>3984.335</text:p>
              </table:table-cell>
              <table:table-cell office:value-type="float" office:value="3937.069">
                <text:p>3937.069</text:p>
              </table:table-cell>
              <table:table-cell office:value-type="float" office:value="3923.331">
                <text:p>3923.331</text:p>
              </table:table-cell>
              <table:table-cell office:value-type="float" office:value="3976.465">
                <text:p>3976.465</text:p>
              </table:table-cell>
            </table:table-row>
            <table:table-row>
              <table:table-cell office:value-type="float" office:value="2011">
                <text:p>2010</text:p>
              </table:table-cell>
              <table:table-cell office:value-type="float" office:value="2011">
                <text:p>2011</text:p>
              </table:table-cell>
              <table:table-cell office:value-type="float" office:value="4077.285">
                <text:p>4077.285</text:p>
              </table:table-cell>
              <table:table-cell office:value-type="float" office:value="4080.594">
                <text:p>4080.594</text:p>
              </table:table-cell>
              <table:table-cell office:value-type="float" office:value="4046.06">
                <text:p>4046.06</text:p>
              </table:table-cell>
              <table:table-cell office:value-type="float" office:value="4034.748">
                <text:p>4034.748</text:p>
              </table:table-cell>
              <table:table-cell office:value-type="float" office:value="4066.256">
                <text:p>4066.256</text:p>
              </table:table-cell>
            </table:table-row>
            <table:table-row>
              <table:table-cell office:value-type="float" office:value="2012">
                <text:p>2010</text:p>
              </table:table-cell>
              <table:table-cell office:value-type="float" office:value="2012">
                <text:p>2012</text:p>
              </table:table-cell>
              <table:table-cell office:value-type="float" office:value="3703.633">
                <text:p>3703.633</text:p>
              </table:table-cell>
              <table:table-cell office:value-type="float" office:value="3673.865">
                <text:p>3673.865</text:p>
              </table:table-cell>
              <table:table-cell office:value-type="float" office:value="3629.244">
                <text:p>3629.244</text:p>
              </table:table-cell>
              <table:table-cell office:value-type="float" office:value="3596.748">
                <text:p>3596.748</text:p>
              </table:table-cell>
              <table:table-cell office:value-type="float" office:value="3574.323">
                <text:p>3574.323</text:p>
              </table:table-cell>
            </table:table-row>
            <table:table-row>
              <table:table-cell office:value-type="float" office:value="2013">
                <text:p>2010</text:p>
              </table:table-cell>
              <table:table-cell office:value-type="float" office:value="2013">
                <text:p>2013</text:p>
              </table:table-cell>
              <table:table-cell office:value-type="float" office:value="3337.12">
                <text:p>3337.12</text:p>
              </table:table-cell>
              <table:table-cell office:value-type="float" office:value="3280.451">
                <text:p>3280.451</text:p>
              </table:table-cell>
              <table:table-cell office:value-type="float" office:value="3218.346">
                <text:p>3218.346</text:p>
              </table:table-cell>
              <table:table-cell office:value-type="float" office:value="3191.436">
                <text:p>3191.436</text:p>
              </table:table-cell>
              <table:table-cell office:value-type="float" office:value="3138.88">
                <text:p>3138.88</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11.657cm" xlink:href="." xlink:type="simple" chart:class="chart:scatter" chart:style-name="ch1">
        <chart:legend chart:legend-position="end" svg:x="13.705cm" svg:y="4.035cm" style:legend-expansion="high" chart:style-name="ch2"/>
        <chart:plot-area chart:style-name="ch3" chart:data-source-has-labels="both" svg:x="-0.039cm" svg:y="0.53cm" svg:width="14.094cm" svg:height="10.894cm">
          <chartooo:coordinate-region svg:x="0.953cm" svg:y="0.729cm" svg:width="12.73cm" svg:height="10.04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Costo kWp 3000</text:p>
              </table:table-cell>
              <table:table-cell office:value-type="string">
                <text:p>Costo kWp 3300</text:p>
              </table:table-cell>
              <table:table-cell office:value-type="string">
                <text:p>Costo kWp 3600</text:p>
              </table:table-cell>
              <table:table-cell office:value-type="string">
                <text:p>Costo kWp 3900</text:p>
              </table:table-cell>
              <table:table-cell office:value-type="string">
                <text:p>Costo kWp 4200</text:p>
              </table:table-cell>
              <table:table-cell office:value-type="string">
                <text:p>Costo kWp 4500</text:p>
              </table:table-cell>
              <table:table-cell office:value-type="string">
                <text:p>Costo kWp 480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3579.45">
                <text:p>3579.45</text:p>
              </table:table-cell>
              <table:table-cell office:value-type="float" office:value="3527.424">
                <text:p>3527.424</text:p>
              </table:table-cell>
              <table:table-cell office:value-type="float" office:value="3508.185">
                <text:p>3508.185</text:p>
              </table:table-cell>
              <table:table-cell office:value-type="float" office:value="3392.023">
                <text:p>3392.023</text:p>
              </table:table-cell>
              <table:table-cell office:value-type="float" office:value="3399.05">
                <text:p>3399.05</text:p>
              </table:table-cell>
              <table:table-cell office:value-type="float" office:value="3326.618">
                <text:p>3326.618</text:p>
              </table:table-cell>
              <table:table-cell office:value-type="float" office:value="3231.908">
                <text:p>3231.908</text:p>
              </table:table-cell>
            </table:table-row>
            <table:table-row>
              <table:table-cell office:value-type="float" office:value="2008">
                <text:p>2010</text:p>
              </table:table-cell>
              <table:table-cell office:value-type="float" office:value="2008">
                <text:p>2008</text:p>
              </table:table-cell>
              <table:table-cell office:value-type="float" office:value="3772.719">
                <text:p>3772.719</text:p>
              </table:table-cell>
              <table:table-cell office:value-type="float" office:value="3713.523">
                <text:p>3713.523</text:p>
              </table:table-cell>
              <table:table-cell office:value-type="float" office:value="3697.373">
                <text:p>3697.373</text:p>
              </table:table-cell>
              <table:table-cell office:value-type="float" office:value="3598.431">
                <text:p>3598.431</text:p>
              </table:table-cell>
              <table:table-cell office:value-type="float" office:value="3571.894">
                <text:p>3571.894</text:p>
              </table:table-cell>
              <table:table-cell office:value-type="float" office:value="3511.116">
                <text:p>3511.116</text:p>
              </table:table-cell>
              <table:table-cell office:value-type="float" office:value="3512.235">
                <text:p>3512.235</text:p>
              </table:table-cell>
            </table:table-row>
            <table:table-row>
              <table:table-cell office:value-type="float" office:value="2009">
                <text:p>2010</text:p>
              </table:table-cell>
              <table:table-cell office:value-type="float" office:value="2009">
                <text:p>2009</text:p>
              </table:table-cell>
              <table:table-cell office:value-type="float" office:value="3914.195">
                <text:p>3914.195</text:p>
              </table:table-cell>
              <table:table-cell office:value-type="float" office:value="3865.251">
                <text:p>3865.251</text:p>
              </table:table-cell>
              <table:table-cell office:value-type="float" office:value="3824.719">
                <text:p>3824.719</text:p>
              </table:table-cell>
              <table:table-cell office:value-type="float" office:value="3733.178">
                <text:p>3733.178</text:p>
              </table:table-cell>
              <table:table-cell office:value-type="float" office:value="3711.109">
                <text:p>3711.109</text:p>
              </table:table-cell>
              <table:table-cell office:value-type="float" office:value="3645.363">
                <text:p>3645.363</text:p>
              </table:table-cell>
              <table:table-cell office:value-type="float" office:value="3687.059">
                <text:p>3687.059</text:p>
              </table:table-cell>
            </table:table-row>
            <table:table-row>
              <table:table-cell office:value-type="float" office:value="2010">
                <text:p>2010</text:p>
              </table:table-cell>
              <table:table-cell office:value-type="float" office:value="2010">
                <text:p>2010</text:p>
              </table:table-cell>
              <table:table-cell office:value-type="float" office:value="4021.024">
                <text:p>4021.024</text:p>
              </table:table-cell>
              <table:table-cell office:value-type="float" office:value="3974.831">
                <text:p>3974.831</text:p>
              </table:table-cell>
              <table:table-cell office:value-type="float" office:value="3941.854">
                <text:p>3941.854</text:p>
              </table:table-cell>
              <table:table-cell office:value-type="float" office:value="3840.71">
                <text:p>3840.71</text:p>
              </table:table-cell>
              <table:table-cell office:value-type="float" office:value="3831.806">
                <text:p>3831.806</text:p>
              </table:table-cell>
              <table:table-cell office:value-type="float" office:value="3767.12">
                <text:p>3767.12</text:p>
              </table:table-cell>
              <table:table-cell office:value-type="float" office:value="3802.631">
                <text:p>3802.631</text:p>
              </table:table-cell>
            </table:table-row>
            <table:table-row>
              <table:table-cell office:value-type="float" office:value="2011">
                <text:p>2010</text:p>
              </table:table-cell>
              <table:table-cell office:value-type="float" office:value="2011">
                <text:p>2011</text:p>
              </table:table-cell>
              <table:table-cell office:value-type="float" office:value="4104.035">
                <text:p>4104.035</text:p>
              </table:table-cell>
              <table:table-cell office:value-type="float" office:value="4062.145">
                <text:p>4062.145</text:p>
              </table:table-cell>
              <table:table-cell office:value-type="float" office:value="4036.421">
                <text:p>4036.421</text:p>
              </table:table-cell>
              <table:table-cell office:value-type="float" office:value="3936.321">
                <text:p>3936.321</text:p>
              </table:table-cell>
              <table:table-cell office:value-type="float" office:value="3936.669">
                <text:p>3936.669</text:p>
              </table:table-cell>
              <table:table-cell office:value-type="float" office:value="3879.431">
                <text:p>3879.431</text:p>
              </table:table-cell>
              <table:table-cell office:value-type="float" office:value="3822.384">
                <text:p>3822.384</text:p>
              </table:table-cell>
            </table:table-row>
            <table:table-row>
              <table:table-cell office:value-type="float" office:value="2012">
                <text:p>2010</text:p>
              </table:table-cell>
              <table:table-cell office:value-type="float" office:value="2012">
                <text:p>2012</text:p>
              </table:table-cell>
              <table:table-cell office:value-type="float" office:value="3839.861">
                <text:p>3839.861</text:p>
              </table:table-cell>
              <table:table-cell office:value-type="float" office:value="3640.621">
                <text:p>3640.621</text:p>
              </table:table-cell>
              <table:table-cell office:value-type="float" office:value="3539.517">
                <text:p>3539.517</text:p>
              </table:table-cell>
              <table:table-cell office:value-type="float" office:value="3277.013">
                <text:p>3277.013</text:p>
              </table:table-cell>
              <table:table-cell office:value-type="float" office:value="3057.239">
                <text:p>3057.239</text:p>
              </table:table-cell>
              <table:table-cell office:value-type="float" office:value="2728.169">
                <text:p>2728.169</text:p>
              </table:table-cell>
              <table:table-cell office:value-type="float" office:value="1603.645">
                <text:p>1603.645</text:p>
              </table:table-cell>
            </table:table-row>
            <table:table-row>
              <table:table-cell office:value-type="float" office:value="2013">
                <text:p>2010</text:p>
              </table:table-cell>
              <table:table-cell office:value-type="float" office:value="2013">
                <text:p>2013</text:p>
              </table:table-cell>
              <table:table-cell office:value-type="float" office:value="3567.118">
                <text:p>3567.118</text:p>
              </table:table-cell>
              <table:table-cell office:value-type="float" office:value="3258.419">
                <text:p>3258.419</text:p>
              </table:table-cell>
              <table:table-cell office:value-type="float" office:value="3083.023">
                <text:p>3083.023</text:p>
              </table:table-cell>
              <table:table-cell office:value-type="float" office:value="2770.118">
                <text:p>2770.118</text:p>
              </table:table-cell>
              <table:table-cell office:value-type="float" office:value="2539.09">
                <text:p>2539.09</text:p>
              </table:table-cell>
              <table:table-cell office:value-type="float" office:value="2202.781">
                <text:p>2202.781</text:p>
              </table:table-cell>
              <table:table-cell office:value-type="float" office:value="1562.411">
                <text:p>1562.41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11.814cm" xlink:href="." xlink:type="simple" chart:class="chart:scatter" chart:style-name="ch1">
        <chart:legend svg:x="13.466cm" svg:y="4.257cm" style:legend-expansion="custom" chartooo:width="4.097cm" chartooo:height="3.088cm" style:legend-expansion-aspect-ratio="1.32674870466321" chart:style-name="ch2"/>
        <chart:plot-area chart:style-name="ch3" chart:data-source-has-labels="both" svg:x="-0.121cm" svg:y="0.457cm" svg:width="13.913cm" svg:height="11.028cm">
          <chartooo:coordinate-region svg:x="0.871cm" svg:y="0.656cm" svg:width="12.549cm" svg:height="10.18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op. Consumi 40%</text:p>
              </table:table-cell>
              <table:table-cell office:value-type="string">
                <text:p>Cop. Consumi 50%</text:p>
              </table:table-cell>
              <table:table-cell office:value-type="string">
                <text:p>Cop. Consumi 60%</text:p>
              </table:table-cell>
              <table:table-cell office:value-type="string">
                <text:p>Cop. Consumi 70%</text:p>
              </table:table-cell>
              <table:table-cell office:value-type="string">
                <text:p>Cop. Consumi 80%</text:p>
              </table:table-cell>
              <table:table-cell office:value-type="string">
                <text:p>Cop. Consumi 9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4073.66">
                <text:p>4073.66</text:p>
              </table:table-cell>
              <table:table-cell office:value-type="float" office:value="3918.014">
                <text:p>3918.014</text:p>
              </table:table-cell>
              <table:table-cell office:value-type="float" office:value="3774.65">
                <text:p>3774.65</text:p>
              </table:table-cell>
              <table:table-cell office:value-type="float" office:value="3434.711">
                <text:p>3434.711</text:p>
              </table:table-cell>
              <table:table-cell office:value-type="float" office:value="3323.166">
                <text:p>3323.166</text:p>
              </table:table-cell>
              <table:table-cell office:value-type="float" office:value="2993.24">
                <text:p>2993.24</text:p>
              </table:table-cell>
            </table:table-row>
            <table:table-row>
              <table:table-cell office:value-type="float" office:value="2008">
                <text:p>2010</text:p>
              </table:table-cell>
              <table:table-cell office:value-type="float" office:value="2008">
                <text:p>2008</text:p>
              </table:table-cell>
              <table:table-cell office:value-type="float" office:value="4230.79">
                <text:p>4230.79</text:p>
              </table:table-cell>
              <table:table-cell office:value-type="float" office:value="4082.974">
                <text:p>4082.974</text:p>
              </table:table-cell>
              <table:table-cell office:value-type="float" office:value="3949.446">
                <text:p>3949.446</text:p>
              </table:table-cell>
              <table:table-cell office:value-type="float" office:value="3622.579">
                <text:p>3622.579</text:p>
              </table:table-cell>
              <table:table-cell office:value-type="float" office:value="3492.22">
                <text:p>3492.22</text:p>
              </table:table-cell>
              <table:table-cell office:value-type="float" office:value="3116.48">
                <text:p>3116.48</text:p>
              </table:table-cell>
            </table:table-row>
            <table:table-row>
              <table:table-cell office:value-type="float" office:value="2009">
                <text:p>2010</text:p>
              </table:table-cell>
              <table:table-cell office:value-type="float" office:value="2009">
                <text:p>2009</text:p>
              </table:table-cell>
              <table:table-cell office:value-type="float" office:value="4311.42">
                <text:p>4311.42</text:p>
              </table:table-cell>
              <table:table-cell office:value-type="float" office:value="4176.92">
                <text:p>4176.92</text:p>
              </table:table-cell>
              <table:table-cell office:value-type="float" office:value="4081.328">
                <text:p>4081.328</text:p>
              </table:table-cell>
              <table:table-cell office:value-type="float" office:value="3772.225">
                <text:p>3772.225</text:p>
              </table:table-cell>
              <table:table-cell office:value-type="float" office:value="3614.13">
                <text:p>3614.13</text:p>
              </table:table-cell>
              <table:table-cell office:value-type="float" office:value="3228.785">
                <text:p>3228.785</text:p>
              </table:table-cell>
            </table:table-row>
            <table:table-row>
              <table:table-cell office:value-type="float" office:value="2010">
                <text:p>2010</text:p>
              </table:table-cell>
              <table:table-cell office:value-type="float" office:value="2010">
                <text:p>2010</text:p>
              </table:table-cell>
              <table:table-cell office:value-type="float" office:value="4368.684">
                <text:p>4368.684</text:p>
              </table:table-cell>
              <table:table-cell office:value-type="float" office:value="4242.876">
                <text:p>4242.876</text:p>
              </table:table-cell>
              <table:table-cell office:value-type="float" office:value="4173.188">
                <text:p>4173.188</text:p>
              </table:table-cell>
              <table:table-cell office:value-type="float" office:value="3882.645">
                <text:p>3882.645</text:p>
              </table:table-cell>
              <table:table-cell office:value-type="float" office:value="3728.375">
                <text:p>3728.375</text:p>
              </table:table-cell>
              <table:table-cell office:value-type="float" office:value="3332.43">
                <text:p>3332.43</text:p>
              </table:table-cell>
            </table:table-row>
            <table:table-row>
              <table:table-cell office:value-type="float" office:value="2011">
                <text:p>2010</text:p>
              </table:table-cell>
              <table:table-cell office:value-type="float" office:value="2011">
                <text:p>2011</text:p>
              </table:table-cell>
              <table:table-cell office:value-type="float" office:value="4409.878">
                <text:p>4409.878</text:p>
              </table:table-cell>
              <table:table-cell office:value-type="float" office:value="4313.649">
                <text:p>4313.649</text:p>
              </table:table-cell>
              <table:table-cell office:value-type="float" office:value="4250.646">
                <text:p>4250.646</text:p>
              </table:table-cell>
              <table:table-cell office:value-type="float" office:value="3986.799">
                <text:p>3986.799</text:p>
              </table:table-cell>
              <table:table-cell office:value-type="float" office:value="3847.471">
                <text:p>3847.471</text:p>
              </table:table-cell>
              <table:table-cell office:value-type="float" office:value="3443.068">
                <text:p>3443.068</text:p>
              </table:table-cell>
            </table:table-row>
            <table:table-row>
              <table:table-cell office:value-type="float" office:value="2012">
                <text:p>2010</text:p>
              </table:table-cell>
              <table:table-cell office:value-type="float" office:value="2012">
                <text:p>2012</text:p>
              </table:table-cell>
              <table:table-cell office:value-type="float" office:value="3916.363">
                <text:p>3916.363</text:p>
              </table:table-cell>
              <table:table-cell office:value-type="float" office:value="3860.21">
                <text:p>3860.21</text:p>
              </table:table-cell>
              <table:table-cell office:value-type="float" office:value="3745.827">
                <text:p>3745.827</text:p>
              </table:table-cell>
              <table:table-cell office:value-type="float" office:value="3532.405">
                <text:p>3532.405</text:p>
              </table:table-cell>
              <table:table-cell office:value-type="float" office:value="3375.118">
                <text:p>3375.118</text:p>
              </table:table-cell>
              <table:table-cell office:value-type="float" office:value="2982.731">
                <text:p>2982.731</text:p>
              </table:table-cell>
            </table:table-row>
            <table:table-row>
              <table:table-cell office:value-type="float" office:value="2013">
                <text:p>2010</text:p>
              </table:table-cell>
              <table:table-cell office:value-type="float" office:value="2013">
                <text:p>2013</text:p>
              </table:table-cell>
              <table:table-cell office:value-type="float" office:value="3449.931">
                <text:p>3449.931</text:p>
              </table:table-cell>
              <table:table-cell office:value-type="float" office:value="3428.839">
                <text:p>3428.839</text:p>
              </table:table-cell>
              <table:table-cell office:value-type="float" office:value="3278.495">
                <text:p>3278.495</text:p>
              </table:table-cell>
              <table:table-cell office:value-type="float" office:value="3101.628">
                <text:p>3101.628</text:p>
              </table:table-cell>
              <table:table-cell office:value-type="float" office:value="2929.328">
                <text:p>2929.328</text:p>
              </table:table-cell>
              <table:table-cell office:value-type="float" office:value="2556.276">
                <text:p>2556.27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265cm" xlink:href="." xlink:type="simple" chart:class="chart:bar" chart:style-name="ch1">
        <chart:legend chart:legend-position="end" svg:x="14.929cm" svg:y="3.335cm" style:legend-expansion="high" chart:style-name="ch2"/>
        <chart:plot-area chart:style-name="ch3" chart:data-source-has-labels="both" svg:x="0.801cm" svg:y="0.795cm" svg:width="13.426cm" svg:height="6.885cm">
          <chartooo:coordinate-region svg:x="2.163cm" svg:y="0.994cm" svg:width="12.064cm" svg:height="6.039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table:table-cell>
              <table:table-cell office:value-type="string">
                <text:p>kW classe 2</text:p>
              </table:table-cell>
              <table:table-cell office:value-type="string">
                <text:p>kW classe 3</text:p>
              </table:table-cell>
            </table:table-row>
          </table:table-header-rows>
          <table:table-rows>
            <table:table-row>
              <table:table-cell office:value-type="float" office:value="2006">
                <text:p>2010</text:p>
              </table:table-cell>
              <table:table-cell office:value-type="float" office:value="236">
                <text:p>236</text:p>
              </table:table-cell>
              <table:table-cell office:value-type="float" office:value="570">
                <text:p>570</text:p>
              </table:table-cell>
              <table:table-cell office:value-type="float" office:value="766">
                <text:p>766</text:p>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589cm" svg:height="11.8cm" xlink:href="." xlink:type="simple" chart:class="chart:scatter" chart:style-name="ch1">
        <chart:legend chart:legend-position="end" svg:x="14.155cm" svg:y="3.609cm" style:legend-expansion="high" chart:style-name="ch2"/>
        <chart:plot-area chart:style-name="ch3" chart:data-source-has-labels="both" svg:x="0.422cm" svg:y="0.535cm" svg:width="14.096cm" svg:height="11.02cm">
          <chartooo:coordinate-region svg:x="1.414cm" svg:y="0.735cm" svg:width="12.732cm" svg:height="10.17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series chart:style-name="ch9" chart:values-cell-range-address="local-table.$F$2:.$F$8" chart:label-cell-address="local-table.$F$1" chart:class="chart:scatter">
            <chart:data-point chart:repeated="7"/>
          </chart:series>
          <chart:series chart:style-name="ch10" chart:values-cell-range-address="local-table.$G$2:.$G$8" chart:label-cell-address="local-table.$G$1" chart:class="chart:scatter">
            <chart:data-point chart:repeated="7"/>
          </chart:series>
          <chart:series chart:style-name="ch11" chart:values-cell-range-address="local-table.$H$2:.$H$8" chart:label-cell-address="local-table.$H$1" chart:class="chart:scatter">
            <chart:data-point chart:repeated="7"/>
          </chart:series>
          <chart:series chart:style-name="ch12" chart:values-cell-range-address="local-table.$I$2:.$I$8" chart:label-cell-address="local-table.$I$1" chart:class="chart:scatter">
            <chart:data-point chart:repeated="7"/>
          </chart:series>
          <chart:series chart:style-name="ch13" chart:values-cell-range-address="local-table.$J$2:.$J$8" chart:label-cell-address="local-table.$J$1" chart:class="chart:scatter">
            <chart:data-point chart:repeated="7"/>
          </chart:series>
          <chart:series chart:style-name="ch14" chart:values-cell-range-address="local-table.$K$2:.$K$8" chart:label-cell-address="local-table.$K$1" chart:class="chart:scatter">
            <chart:data-point chart:repeated="7"/>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N. Agenti 50</text:p>
              </table:table-cell>
              <table:table-cell office:value-type="string">
                <text:p>N. Agenti 75</text:p>
              </table:table-cell>
              <table:table-cell office:value-type="string">
                <text:p>N. Agenti 100</text:p>
              </table:table-cell>
              <table:table-cell office:value-type="string">
                <text:p>N. Agenti 125</text:p>
              </table:table-cell>
              <table:table-cell office:value-type="string">
                <text:p>N. Agenti 150</text:p>
              </table:table-cell>
              <table:table-cell office:value-type="string">
                <text:p>N. Agenti 175</text:p>
              </table:table-cell>
              <table:table-cell office:value-type="string">
                <text:p>N. Agenti 200</text:p>
              </table:table-cell>
              <table:table-cell office:value-type="string">
                <text:p>N. Agenti 225</text:p>
              </table:table-cell>
              <table:table-cell office:value-type="string">
                <text:p>N. Agenti 250</text:p>
              </table:table-cell>
            </table:table-row>
          </table:table-header-rows>
          <table:table-rows>
            <table:table-row>
              <table:table-cell office:value-type="float" office:value="2007">
                <text:p>2010</text:p>
              </table:table-cell>
              <table:table-cell office:value-type="float" office:value="2007">
                <text:p>2007</text:p>
              </table:table-cell>
              <table:table-cell office:value-type="float" office:value="876.319">
                <text:p>876.319</text:p>
              </table:table-cell>
              <table:table-cell office:value-type="float" office:value="1265.845">
                <text:p>1265.845</text:p>
              </table:table-cell>
              <table:table-cell office:value-type="float" office:value="1747.784">
                <text:p>1747.784</text:p>
              </table:table-cell>
              <table:table-cell office:value-type="float" office:value="2157.035">
                <text:p>2157.035</text:p>
              </table:table-cell>
              <table:table-cell office:value-type="float" office:value="2602.679">
                <text:p>2602.679</text:p>
              </table:table-cell>
              <table:table-cell office:value-type="float" office:value="3130.944">
                <text:p>3130.944</text:p>
              </table:table-cell>
              <table:table-cell office:value-type="float" office:value="3418.361">
                <text:p>3418.361</text:p>
              </table:table-cell>
              <table:table-cell office:value-type="float" office:value="3908.675">
                <text:p>3908.675</text:p>
              </table:table-cell>
              <table:table-cell office:value-type="float" office:value="4316.11">
                <text:p>4316.11</text:p>
              </table:table-cell>
            </table:table-row>
            <table:table-row>
              <table:table-cell office:value-type="float" office:value="2008">
                <text:p>2010</text:p>
              </table:table-cell>
              <table:table-cell office:value-type="float" office:value="2008">
                <text:p>2008</text:p>
              </table:table-cell>
              <table:table-cell office:value-type="float" office:value="891.089">
                <text:p>891.089</text:p>
              </table:table-cell>
              <table:table-cell office:value-type="float" office:value="1302.621">
                <text:p>1302.621</text:p>
              </table:table-cell>
              <table:table-cell office:value-type="float" office:value="1795.915">
                <text:p>1795.915</text:p>
              </table:table-cell>
              <table:table-cell office:value-type="float" office:value="2234.006">
                <text:p>2234.006</text:p>
              </table:table-cell>
              <table:table-cell office:value-type="float" office:value="2721.283">
                <text:p>2721.283</text:p>
              </table:table-cell>
              <table:table-cell office:value-type="float" office:value="3278.588">
                <text:p>3278.588</text:p>
              </table:table-cell>
              <table:table-cell office:value-type="float" office:value="3577.226">
                <text:p>3577.226</text:p>
              </table:table-cell>
              <table:table-cell office:value-type="float" office:value="4127.755">
                <text:p>4127.755</text:p>
              </table:table-cell>
              <table:table-cell office:value-type="float" office:value="4574.14">
                <text:p>4574.14</text:p>
              </table:table-cell>
            </table:table-row>
            <table:table-row>
              <table:table-cell office:value-type="float" office:value="2009">
                <text:p>2010</text:p>
              </table:table-cell>
              <table:table-cell office:value-type="float" office:value="2009">
                <text:p>2009</text:p>
              </table:table-cell>
              <table:table-cell office:value-type="float" office:value="908.604">
                <text:p>908.604</text:p>
              </table:table-cell>
              <table:table-cell office:value-type="float" office:value="1340.755">
                <text:p>1340.755</text:p>
              </table:table-cell>
              <table:table-cell office:value-type="float" office:value="1846.549">
                <text:p>1846.549</text:p>
              </table:table-cell>
              <table:table-cell office:value-type="float" office:value="2309.045">
                <text:p>2309.045</text:p>
              </table:table-cell>
              <table:table-cell office:value-type="float" office:value="2816.263">
                <text:p>2816.263</text:p>
              </table:table-cell>
              <table:table-cell office:value-type="float" office:value="3390.819">
                <text:p>3390.819</text:p>
              </table:table-cell>
              <table:table-cell office:value-type="float" office:value="3720.796">
                <text:p>3720.796</text:p>
              </table:table-cell>
              <table:table-cell office:value-type="float" office:value="4287.328">
                <text:p>4287.328</text:p>
              </table:table-cell>
              <table:table-cell office:value-type="float" office:value="4772.071">
                <text:p>4772.071</text:p>
              </table:table-cell>
            </table:table-row>
            <table:table-row>
              <table:table-cell office:value-type="float" office:value="2010">
                <text:p>2010</text:p>
              </table:table-cell>
              <table:table-cell office:value-type="float" office:value="2010">
                <text:p>2010</text:p>
              </table:table-cell>
              <table:table-cell office:value-type="float" office:value="920.98">
                <text:p>920.98</text:p>
              </table:table-cell>
              <table:table-cell office:value-type="float" office:value="1367.671">
                <text:p>1367.671</text:p>
              </table:table-cell>
              <table:table-cell office:value-type="float" office:value="1892.905">
                <text:p>1892.905</text:p>
              </table:table-cell>
              <table:table-cell office:value-type="float" office:value="2366.183">
                <text:p>2366.183</text:p>
              </table:table-cell>
              <table:table-cell office:value-type="float" office:value="2889.533">
                <text:p>2889.533</text:p>
              </table:table-cell>
              <table:table-cell office:value-type="float" office:value="3490.969">
                <text:p>3490.969</text:p>
              </table:table-cell>
              <table:table-cell office:value-type="float" office:value="3832.203">
                <text:p>3832.203</text:p>
              </table:table-cell>
              <table:table-cell office:value-type="float" office:value="4416.066">
                <text:p>4416.066</text:p>
              </table:table-cell>
              <table:table-cell office:value-type="float" office:value="4919.533">
                <text:p>4919.533</text:p>
              </table:table-cell>
            </table:table-row>
            <table:table-row>
              <table:table-cell office:value-type="float" office:value="2011">
                <text:p>2010</text:p>
              </table:table-cell>
              <table:table-cell office:value-type="float" office:value="2011">
                <text:p>2011</text:p>
              </table:table-cell>
              <table:table-cell office:value-type="float" office:value="947.543">
                <text:p>947.543</text:p>
              </table:table-cell>
              <table:table-cell office:value-type="float" office:value="1396.149">
                <text:p>1396.149</text:p>
              </table:table-cell>
              <table:table-cell office:value-type="float" office:value="1937.666">
                <text:p>1937.666</text:p>
              </table:table-cell>
              <table:table-cell office:value-type="float" office:value="2421.219">
                <text:p>2421.219</text:p>
              </table:table-cell>
              <table:table-cell office:value-type="float" office:value="2956.229">
                <text:p>2956.229</text:p>
              </table:table-cell>
              <table:table-cell office:value-type="float" office:value="3565.515">
                <text:p>3565.515</text:p>
              </table:table-cell>
              <table:table-cell office:value-type="float" office:value="3948.194">
                <text:p>3948.194</text:p>
              </table:table-cell>
              <table:table-cell office:value-type="float" office:value="4537.599">
                <text:p>4537.599</text:p>
              </table:table-cell>
              <table:table-cell office:value-type="float" office:value="5058.547">
                <text:p>5058.547</text:p>
              </table:table-cell>
            </table:table-row>
            <table:table-row>
              <table:table-cell office:value-type="float" office:value="2012">
                <text:p>2010</text:p>
              </table:table-cell>
              <table:table-cell office:value-type="float" office:value="2012">
                <text:p>2012</text:p>
              </table:table-cell>
              <table:table-cell office:value-type="float" office:value="825.263">
                <text:p>825.263</text:p>
              </table:table-cell>
              <table:table-cell office:value-type="float" office:value="1218.565">
                <text:p>1218.565</text:p>
              </table:table-cell>
              <table:table-cell office:value-type="float" office:value="1694.806">
                <text:p>1694.806</text:p>
              </table:table-cell>
              <table:table-cell office:value-type="float" office:value="2134.339">
                <text:p>2134.339</text:p>
              </table:table-cell>
              <table:table-cell office:value-type="float" office:value="2595.488">
                <text:p>2595.488</text:p>
              </table:table-cell>
              <table:table-cell office:value-type="float" office:value="3136.513">
                <text:p>3136.513</text:p>
              </table:table-cell>
              <table:table-cell office:value-type="float" office:value="3502.349">
                <text:p>3502.349</text:p>
              </table:table-cell>
              <table:table-cell office:value-type="float" office:value="4026.298">
                <text:p>4026.298</text:p>
              </table:table-cell>
              <table:table-cell office:value-type="float" office:value="4473.003">
                <text:p>4473.003</text:p>
              </table:table-cell>
            </table:table-row>
            <table:table-row>
              <table:table-cell office:value-type="float" office:value="2013">
                <text:p>2010</text:p>
              </table:table-cell>
              <table:table-cell office:value-type="float" office:value="2013">
                <text:p>2013</text:p>
              </table:table-cell>
              <table:table-cell office:value-type="float" office:value="707.239">
                <text:p>707.239</text:p>
              </table:table-cell>
              <table:table-cell office:value-type="float" office:value="1056.575">
                <text:p>1056.575</text:p>
              </table:table-cell>
              <table:table-cell office:value-type="float" office:value="1473.311">
                <text:p>1473.311</text:p>
              </table:table-cell>
              <table:table-cell office:value-type="float" office:value="1846.123">
                <text:p>1846.123</text:p>
              </table:table-cell>
              <table:table-cell office:value-type="float" office:value="2246.628">
                <text:p>2246.628</text:p>
              </table:table-cell>
              <table:table-cell office:value-type="float" office:value="2742.22">
                <text:p>2742.22</text:p>
              </table:table-cell>
              <table:table-cell office:value-type="float" office:value="3083.731">
                <text:p>3083.731</text:p>
              </table:table-cell>
              <table:table-cell office:value-type="float" office:value="3550.376">
                <text:p>3550.376</text:p>
              </table:table-cell>
              <table:table-cell office:value-type="float" office:value="3919.133">
                <text:p>3919.13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89cm" svg:height="9.558cm" xlink:href="." xlink:type="simple" chart:class="chart:scatter" chart:style-name="ch1">
        <chart:legend chart:legend-position="end" svg:x="14.525cm" svg:y="3.982cm" style:legend-expansion="high" chart:style-name="ch2"/>
        <chart:plot-area chart:style-name="ch3" chart:data-source-has-labels="both" svg:x="1.092cm" svg:y="0.827cm" svg:width="13.752cm" svg:height="7.954cm">
          <chartooo:coordinate-region svg:x="2.084cm" svg:y="1.026cm" svg:width="12.388cm" svg:height="7.10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kw_sens_2</text:p>
              </table:table-cell>
              <table:table-cell office:value-type="string">
                <text:p/>
              </table:table-cell>
              <table:table-cell office:value-type="string">
                <text:p>kw_sens_0</text:p>
              </table:table-cell>
              <table:table-cell office:value-type="string">
                <text:p/>
              </table:table-cell>
              <table:table-cell office:value-type="string">
                <text:p>kw_sens_5</text:p>
              </table:table-cell>
            </table:table-row>
          </table:table-header-rows>
          <table:table-rows>
            <table:table-row>
              <table:table-cell office:value-type="string">
                <text:p>1</text:p>
              </table:table-cell>
              <table:table-cell office:value-type="float" office:value="2007">
                <text:p>2007</text:p>
              </table:table-cell>
              <table:table-cell office:value-type="float" office:value="3462.75575">
                <text:p>3462.75575</text:p>
              </table:table-cell>
              <table:table-cell office:value-type="float" office:value="2007">
                <text:p>2007</text:p>
              </table:table-cell>
              <table:table-cell office:value-type="float" office:value="3382.99">
                <text:p>3382.99</text:p>
              </table:table-cell>
              <table:table-cell office:value-type="float" office:value="2007">
                <text:p>2007</text:p>
              </table:table-cell>
              <table:table-cell office:value-type="float" office:value="3593.25175">
                <text:p>3593.25175</text:p>
              </table:table-cell>
            </table:table-row>
            <table:table-row>
              <table:table-cell office:value-type="string">
                <text:p>2</text:p>
              </table:table-cell>
              <table:table-cell office:value-type="float" office:value="2008">
                <text:p>2008</text:p>
              </table:table-cell>
              <table:table-cell office:value-type="float" office:value="3632.93775">
                <text:p>3632.93775</text:p>
              </table:table-cell>
              <table:table-cell office:value-type="float" office:value="2008">
                <text:p>2008</text:p>
              </table:table-cell>
              <table:table-cell office:value-type="float" office:value="3402.631">
                <text:p>3402.631</text:p>
              </table:table-cell>
              <table:table-cell office:value-type="float" office:value="2008">
                <text:p>2008</text:p>
              </table:table-cell>
              <table:table-cell office:value-type="float" office:value="3896.33375">
                <text:p>3896.33375</text:p>
              </table:table-cell>
            </table:table-row>
            <table:table-row>
              <table:table-cell office:value-type="string">
                <text:p>3</text:p>
              </table:table-cell>
              <table:table-cell office:value-type="float" office:value="2009">
                <text:p>2009</text:p>
              </table:table-cell>
              <table:table-cell office:value-type="float" office:value="3773.43825">
                <text:p>3773.43825</text:p>
              </table:table-cell>
              <table:table-cell office:value-type="float" office:value="2009">
                <text:p>2009</text:p>
              </table:table-cell>
              <table:table-cell office:value-type="float" office:value="3417.596">
                <text:p>3417.596</text:p>
              </table:table-cell>
              <table:table-cell office:value-type="float" office:value="2009">
                <text:p>2009</text:p>
              </table:table-cell>
              <table:table-cell office:value-type="float" office:value="4088.79075">
                <text:p>4088.79075</text:p>
              </table:table-cell>
            </table:table-row>
            <table:table-row>
              <table:table-cell office:value-type="string">
                <text:p>4</text:p>
              </table:table-cell>
              <table:table-cell office:value-type="float" office:value="2010">
                <text:p>2010</text:p>
              </table:table-cell>
              <table:table-cell office:value-type="float" office:value="3891.86825">
                <text:p>3891.86825</text:p>
              </table:table-cell>
              <table:table-cell office:value-type="float" office:value="2010">
                <text:p>2010</text:p>
              </table:table-cell>
              <table:table-cell office:value-type="float" office:value="3434.2655">
                <text:p>3434.2655</text:p>
              </table:table-cell>
              <table:table-cell office:value-type="float" office:value="2010">
                <text:p>2010</text:p>
              </table:table-cell>
              <table:table-cell office:value-type="float" office:value="4237.076">
                <text:p>4237.076</text:p>
              </table:table-cell>
            </table:table-row>
            <table:table-row>
              <table:table-cell office:value-type="string">
                <text:p>5</text:p>
              </table:table-cell>
              <table:table-cell office:value-type="float" office:value="2011">
                <text:p>2011</text:p>
              </table:table-cell>
              <table:table-cell office:value-type="float" office:value="3996.39925">
                <text:p>3996.39925</text:p>
              </table:table-cell>
              <table:table-cell office:value-type="float" office:value="2011">
                <text:p>2011</text:p>
              </table:table-cell>
              <table:table-cell office:value-type="float" office:value="3457.7035">
                <text:p>3457.7035</text:p>
              </table:table-cell>
              <table:table-cell office:value-type="float" office:value="2011">
                <text:p>2011</text:p>
              </table:table-cell>
              <table:table-cell office:value-type="float" office:value="4357.29625">
                <text:p>4357.29625</text:p>
              </table:table-cell>
            </table:table-row>
            <table:table-row>
              <table:table-cell office:value-type="string">
                <text:p>6</text:p>
              </table:table-cell>
              <table:table-cell office:value-type="float" office:value="2012">
                <text:p>2012</text:p>
              </table:table-cell>
              <table:table-cell office:value-type="float" office:value="3530.495">
                <text:p>3530.495</text:p>
              </table:table-cell>
              <table:table-cell office:value-type="float" office:value="2012">
                <text:p>2012</text:p>
              </table:table-cell>
              <table:table-cell office:value-type="float" office:value="2979.53575">
                <text:p>2979.53575</text:p>
              </table:table-cell>
              <table:table-cell office:value-type="float" office:value="2012">
                <text:p>2012</text:p>
              </table:table-cell>
              <table:table-cell office:value-type="float" office:value="3868.44875">
                <text:p>3868.44875</text:p>
              </table:table-cell>
            </table:table-row>
            <table:table-row>
              <table:table-cell office:value-type="string">
                <text:p>7</text:p>
              </table:table-cell>
              <table:table-cell office:value-type="float" office:value="2013">
                <text:p>2013</text:p>
              </table:table-cell>
              <table:table-cell office:value-type="float" office:value="3094.1175">
                <text:p>3094.1175</text:p>
              </table:table-cell>
              <table:table-cell office:value-type="float" office:value="2013">
                <text:p>2013</text:p>
              </table:table-cell>
              <table:table-cell office:value-type="float" office:value="2538.5755">
                <text:p>2538.5755</text:p>
              </table:table-cell>
              <table:table-cell office:value-type="float" office:value="2013">
                <text:p>2013</text:p>
              </table:table-cell>
              <table:table-cell office:value-type="float" office:value="3398.75175">
                <text:p>3398.75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8.886cm" xlink:href="." xlink:type="simple" chart:class="chart:bar" chart:style-name="ch1">
        <chart:legend chart:legend-position="end" svg:x="15.485cm" svg:y="3.646cm" style:legend-expansion="high" chart:style-name="ch2"/>
        <chart:plot-area chart:style-name="ch3" chart:data-source-has-labels="both" svg:x="0.801cm" svg:y="0.843cm" svg:width="13.982cm" svg:height="7.446cm">
          <chartooo:coordinate-region svg:x="1.793cm" svg:y="1.042cm" svg:width="12.99cm" svg:height="6.6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FP 1</text:p>
              </table:table-cell>
              <table:table-cell office:value-type="string">
                <text:p>kW FP 2</text:p>
              </table:table-cell>
              <table:table-cell office:value-type="string">
                <text:p>kW FP 3</text:p>
              </table:table-cell>
            </table:table-row>
          </table:table-header-rows>
          <table:table-rows>
            <table:table-row>
              <table:table-cell office:value-type="float" office:value="2007">
                <text:p>2010</text:p>
              </table:table-cell>
              <table:table-cell office:value-type="float" office:value="155.63425">
                <text:p>155.63425</text:p>
              </table:table-cell>
              <table:table-cell office:value-type="float" office:value="1618.03825">
                <text:p>1618.03825</text:p>
              </table:table-cell>
              <table:table-cell office:value-type="float" office:value="1724.4">
                <text:p>1724.4</text:p>
              </table:table-cell>
            </table:table-row>
            <table:table-row>
              <table:table-cell office:value-type="float" office:value="2008">
                <text:p>2010</text:p>
              </table:table-cell>
              <table:table-cell office:value-type="float" office:value="166.67775">
                <text:p>166.67775</text:p>
              </table:table-cell>
              <table:table-cell office:value-type="float" office:value="1710.3075">
                <text:p>1710.3075</text:p>
              </table:table-cell>
              <table:table-cell office:value-type="float" office:value="1804.45025">
                <text:p>1804.45025</text:p>
              </table:table-cell>
            </table:table-row>
            <table:table-row>
              <table:table-cell office:value-type="float" office:value="2009">
                <text:p>2010</text:p>
              </table:table-cell>
              <table:table-cell office:value-type="float" office:value="177.3">
                <text:p>177.3</text:p>
              </table:table-cell>
              <table:table-cell office:value-type="float" office:value="1792.6325">
                <text:p>1792.6325</text:p>
              </table:table-cell>
              <table:table-cell office:value-type="float" office:value="1849.974">
                <text:p>1849.974</text:p>
              </table:table-cell>
            </table:table-row>
            <table:table-row>
              <table:table-cell office:value-type="float" office:value="2010">
                <text:p>2010</text:p>
              </table:table-cell>
              <table:table-cell office:value-type="float" office:value="187.761">
                <text:p>187.761</text:p>
              </table:table-cell>
              <table:table-cell office:value-type="float" office:value="1868.976">
                <text:p>1868.976</text:p>
              </table:table-cell>
              <table:table-cell office:value-type="float" office:value="1877.07325">
                <text:p>1877.07325</text:p>
              </table:table-cell>
            </table:table-row>
            <table:table-row>
              <table:table-cell office:value-type="float" office:value="2011">
                <text:p>2010</text:p>
              </table:table-cell>
              <table:table-cell office:value-type="float" office:value="197.417">
                <text:p>197.417</text:p>
              </table:table-cell>
              <table:table-cell office:value-type="float" office:value="1936.37775">
                <text:p>1936.37775</text:p>
              </table:table-cell>
              <table:table-cell office:value-type="float" office:value="1907.17125">
                <text:p>1907.17125</text:p>
              </table:table-cell>
            </table:table-row>
            <table:table-row>
              <table:table-cell office:value-type="float" office:value="2012">
                <text:p>2010</text:p>
              </table:table-cell>
              <table:table-cell office:value-type="float" office:value="190.21925">
                <text:p>190.21925</text:p>
              </table:table-cell>
              <table:table-cell office:value-type="float" office:value="1905.89325">
                <text:p>1905.89325</text:p>
              </table:table-cell>
              <table:table-cell office:value-type="float" office:value="1469.55675">
                <text:p>1469.55675</text:p>
              </table:table-cell>
            </table:table-row>
            <table:table-row>
              <table:table-cell office:value-type="float" office:value="2013">
                <text:p>2010</text:p>
              </table:table-cell>
              <table:table-cell office:value-type="float" office:value="181.932">
                <text:p>181.932</text:p>
              </table:table-cell>
              <table:table-cell office:value-type="float" office:value="1868.514">
                <text:p>1868.514</text:p>
              </table:table-cell>
              <table:table-cell office:value-type="float" office:value="1072.4425">
                <text:p>1072.44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77cm" svg:height="7.722cm" xlink:href="." xlink:type="simple" chart:class="chart:bar" chart:style-name="ch1">
        <chart:legend chart:legend-position="end" svg:x="13.685cm" svg:y="3.064cm" style:legend-expansion="high" chart:style-name="ch2"/>
        <chart:plot-area chart:style-name="ch3" chart:data-source-has-labels="both" svg:x="0.797cm" svg:y="0.751cm" svg:width="12.194cm" svg:height="6.397cm">
          <chartooo:coordinate-region svg:x="1.974cm" svg:y="0.95cm" svg:width="11.017cm" svg:height="5.551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impianti classe 1</text:p>
              </table:table-cell>
              <table:table-cell office:value-type="string">
                <text:p>N.impianti classe 2</text:p>
              </table:table-cell>
              <table:table-cell office:value-type="string">
                <text:p>N.impianti classe 3</text:p>
              </table:table-cell>
            </table:table-row>
          </table:table-header-rows>
          <table:table-rows>
            <table:table-row>
              <table:table-cell office:value-type="string">
                <text:p>2007</text:p>
              </table:table-cell>
              <table:table-cell office:value-type="float" office:value="94">
                <text:p>94</text:p>
              </table:table-cell>
              <table:table-cell office:value-type="float" office:value="99">
                <text:p>99</text:p>
              </table:table-cell>
              <table:table-cell office:value-type="float" office:value="15">
                <text:p>15</text:p>
              </table:table-cell>
            </table:table-row>
            <table:table-row>
              <table:table-cell office:value-type="string">
                <text:p>2008</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string">
                <text:p>2009</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string">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string">
                <text:p>2011</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string">
                <text:p>2012</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string">
                <text:p>2013</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535cm" xlink:href="." xlink:type="simple" chart:class="chart:bar" chart:style-name="ch1">
        <chart:legend chart:legend-position="end" svg:x="14.052cm" svg:y="3.47cm" style:legend-expansion="high" chart:style-name="ch2"/>
        <chart:plot-area chart:style-name="ch3" chart:data-source-has-labels="both" svg:x="0.769cm" svg:y="0.815cm" svg:width="12.645cm" svg:height="7.13cm">
          <chartooo:coordinate-region svg:x="1.576cm" svg:y="1.014cm" svg:width="11.838cm" svg:height="6.284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series chart:style-name="ch9" chart:values-cell-range-address="local-table.$D$2:.$D$8" chart:label-cell-address="local-table.$D$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 FP 1</text:p>
              </table:table-cell>
              <table:table-cell office:value-type="string">
                <text:p>N. FP 2</text:p>
              </table:table-cell>
              <table:table-cell office:value-type="string">
                <text:p>N. FP 3</text:p>
              </table:table-cell>
            </table:table-row>
          </table:table-header-rows>
          <table:table-rows>
            <table:table-row>
              <table:table-cell office:value-type="float" office:value="2007">
                <text:p>2010</text:p>
              </table:table-cell>
              <table:table-cell office:value-type="float" office:value="72">
                <text:p>72</text:p>
              </table:table-cell>
              <table:table-cell office:value-type="float" office:value="128">
                <text:p>128</text:p>
              </table:table-cell>
              <table:table-cell office:value-type="float" office:value="27">
                <text:p>27</text:p>
              </table:table-cell>
            </table:table-row>
            <table:table-row>
              <table:table-cell office:value-type="float" office:value="2008">
                <text:p>2010</text:p>
              </table:table-cell>
              <table:table-cell office:value-type="float" office:value="77">
                <text:p>77</text:p>
              </table:table-cell>
              <table:table-cell office:value-type="float" office:value="135">
                <text:p>135</text:p>
              </table:table-cell>
              <table:table-cell office:value-type="float" office:value="28">
                <text:p>28</text:p>
              </table:table-cell>
            </table:table-row>
            <table:table-row>
              <table:table-cell office:value-type="float" office:value="2009">
                <text:p>2010</text:p>
              </table:table-cell>
              <table:table-cell office:value-type="float" office:value="81">
                <text:p>81</text:p>
              </table:table-cell>
              <table:table-cell office:value-type="float" office:value="142">
                <text:p>142</text:p>
              </table:table-cell>
              <table:table-cell office:value-type="float" office:value="29">
                <text:p>29</text:p>
              </table:table-cell>
            </table:table-row>
            <table:table-row>
              <table:table-cell office:value-type="float" office:value="2010">
                <text:p>2010</text:p>
              </table:table-cell>
              <table:table-cell office:value-type="float" office:value="86">
                <text:p>86</text:p>
              </table:table-cell>
              <table:table-cell office:value-type="float" office:value="149">
                <text:p>149</text:p>
              </table:table-cell>
              <table:table-cell office:value-type="float" office:value="29">
                <text:p>29</text:p>
              </table:table-cell>
            </table:table-row>
            <table:table-row>
              <table:table-cell office:value-type="float" office:value="2011">
                <text:p>2010</text:p>
              </table:table-cell>
              <table:table-cell office:value-type="float" office:value="91">
                <text:p>91</text:p>
              </table:table-cell>
              <table:table-cell office:value-type="float" office:value="155">
                <text:p>155</text:p>
              </table:table-cell>
              <table:table-cell office:value-type="float" office:value="29">
                <text:p>29</text:p>
              </table:table-cell>
            </table:table-row>
            <table:table-row>
              <table:table-cell office:value-type="float" office:value="2012">
                <text:p>2010</text:p>
              </table:table-cell>
              <table:table-cell office:value-type="float" office:value="88">
                <text:p>88</text:p>
              </table:table-cell>
              <table:table-cell office:value-type="float" office:value="155">
                <text:p>155</text:p>
              </table:table-cell>
              <table:table-cell office:value-type="float" office:value="24">
                <text:p>24</text:p>
              </table:table-cell>
            </table:table-row>
            <table:table-row>
              <table:table-cell office:value-type="float" office:value="2013">
                <text:p>2010</text:p>
              </table:table-cell>
              <table:table-cell office:value-type="float" office:value="84">
                <text:p>84</text:p>
              </table:table-cell>
              <table:table-cell office:value-type="float" office:value="155">
                <text:p>155</text:p>
              </table:table-cell>
              <table:table-cell office:value-type="float" office:value="19">
                <text:p>1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8cm" svg:height="10.075cm" xlink:href="." xlink:type="simple" chart:class="chart:scatter" chart:style-name="ch1">
        <chart:legend chart:legend-position="end" svg:x="14.445cm" svg:y="4.489cm" style:legend-expansion="high" chart:style-name="ch2"/>
        <chart:plot-area chart:style-name="ch3" chart:data-source-has-labels="both" svg:x="0.863cm" svg:y="0.638cm" svg:width="12.718cm" svg:height="9.084cm">
          <chartooo:coordinate-region svg:x="1.67cm" svg:y="0.837cm" svg:width="11.539cm" svg:height="8.238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 FP 1</text:p>
              </table:table-cell>
              <table:table-cell office:value-type="string">
                <text:p>N. FP 2</text:p>
              </table:table-cell>
            </table:table-row>
          </table:table-header-rows>
          <table:table-rows>
            <table:table-row>
              <table:table-cell office:value-type="string">
                <text:p>1</text:p>
              </table:table-cell>
              <table:table-cell office:value-type="float" office:value="2007">
                <text:p>2007</text:p>
              </table:table-cell>
              <table:table-cell office:value-type="float" office:value="72">
                <text:p>72</text:p>
              </table:table-cell>
              <table:table-cell office:value-type="float" office:value="128">
                <text:p>128</text:p>
              </table:table-cell>
            </table:table-row>
            <table:table-row>
              <table:table-cell office:value-type="string">
                <text:p>2</text:p>
              </table:table-cell>
              <table:table-cell office:value-type="float" office:value="2008">
                <text:p>2008</text:p>
              </table:table-cell>
              <table:table-cell office:value-type="float" office:value="77">
                <text:p>77</text:p>
              </table:table-cell>
              <table:table-cell office:value-type="float" office:value="135">
                <text:p>135</text:p>
              </table:table-cell>
            </table:table-row>
            <table:table-row>
              <table:table-cell office:value-type="string">
                <text:p>3</text:p>
              </table:table-cell>
              <table:table-cell office:value-type="float" office:value="2009">
                <text:p>2009</text:p>
              </table:table-cell>
              <table:table-cell office:value-type="float" office:value="81">
                <text:p>81</text:p>
              </table:table-cell>
              <table:table-cell office:value-type="float" office:value="142">
                <text:p>142</text:p>
              </table:table-cell>
            </table:table-row>
            <table:table-row>
              <table:table-cell office:value-type="string">
                <text:p>4</text:p>
              </table:table-cell>
              <table:table-cell office:value-type="float" office:value="2010">
                <text:p>2010</text:p>
              </table:table-cell>
              <table:table-cell office:value-type="float" office:value="86">
                <text:p>86</text:p>
              </table:table-cell>
              <table:table-cell office:value-type="float" office:value="149">
                <text:p>149</text:p>
              </table:table-cell>
            </table:table-row>
            <table:table-row>
              <table:table-cell office:value-type="string">
                <text:p>5</text:p>
              </table:table-cell>
              <table:table-cell office:value-type="float" office:value="2011">
                <text:p>2011</text:p>
              </table:table-cell>
              <table:table-cell office:value-type="float" office:value="91">
                <text:p>91</text:p>
              </table:table-cell>
              <table:table-cell office:value-type="float" office:value="155">
                <text:p>155</text:p>
              </table:table-cell>
            </table:table-row>
            <table:table-row>
              <table:table-cell office:value-type="string">
                <text:p>6</text:p>
              </table:table-cell>
              <table:table-cell office:value-type="float" office:value="2012">
                <text:p>2012</text:p>
              </table:table-cell>
              <table:table-cell office:value-type="float" office:value="88">
                <text:p>88</text:p>
              </table:table-cell>
              <table:table-cell office:value-type="float" office:value="155">
                <text:p>155</text:p>
              </table:table-cell>
            </table:table-row>
            <table:table-row>
              <table:table-cell office:value-type="string">
                <text:p>7</text:p>
              </table:table-cell>
              <table:table-cell office:value-type="float" office:value="2013">
                <text:p>2013</text:p>
              </table:table-cell>
              <table:table-cell office:value-type="float" office:value="84">
                <text:p>84</text:p>
              </table:table-cell>
              <table:table-cell office:value-type="float" office:value="155">
                <text:p>15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9.657cm" xlink:href="." xlink:type="simple" chart:class="chart:scatter" chart:style-name="ch1">
        <chart:legend chart:legend-position="end" svg:x="13.308cm" svg:y="4.28cm" style:legend-expansion="high" chart:style-name="ch2"/>
        <chart:plot-area chart:style-name="ch3" chart:data-source-has-labels="both" svg:x="0.794cm" svg:y="0.536cm" svg:width="12.503cm" svg:height="8.691cm">
          <chartooo:coordinate-region svg:x="1.786cm" svg:y="0.735cm" svg:width="11.139cm" svg:height="7.84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impianti classe 1</text:p>
              </table:table-cell>
              <table:table-cell office:value-type="string">
                <text:p>N.impianti classe 2</text:p>
              </table:table-cell>
            </table:table-row>
          </table:table-header-rows>
          <table:table-rows>
            <table:table-row>
              <table:table-cell office:value-type="string">
                <text:p>1</text:p>
              </table:table-cell>
              <table:table-cell office:value-type="float" office:value="2006">
                <text:p>2006</text:p>
              </table:table-cell>
              <table:table-cell office:value-type="float" office:value="94">
                <text:p>94</text:p>
              </table:table-cell>
              <table:table-cell office:value-type="float" office:value="99">
                <text:p>99</text:p>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28cm" svg:height="9.678cm" xlink:href="." xlink:type="simple" chart:class="chart:scatter" chart:style-name="ch1">
        <chart:legend chart:legend-position="end" svg:x="14.249cm" svg:y="4.042cm" style:legend-expansion="high" chart:style-name="ch2"/>
        <chart:plot-area chart:style-name="ch3" chart:data-source-has-labels="both" svg:x="0.792cm" svg:y="0.907cm" svg:width="12.773cm" svg:height="8.158cm">
          <chartooo:coordinate-region svg:x="1.599cm" svg:y="1.106cm" svg:width="11.594cm" svg:height="7.312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E$2:.$E$8" chart:label-cell-address="local-table.$E$1" chart:class="chart:scatter">
            <chart:domain table:cell-range-address="local-table.$D$2:.$D$8"/>
            <chart:data-point chart:repeated="7"/>
          </chart:series>
          <chart:series chart:style-name="ch8" chart:values-cell-range-address="local-table.$G$2:.$G$8" chart:label-cell-address="local-table.$G$1" chart:class="chart:scatter">
            <chart:domain table:cell-range-address="local-table.$F$2:.$F$8"/>
            <chart:data-point chart:repeated="7"/>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Raggio 0</text:p>
              </table:table-cell>
              <table:table-cell office:value-type="string">
                <text:p/>
              </table:table-cell>
              <table:table-cell office:value-type="string">
                <text:p>Raggio 5</text:p>
              </table:table-cell>
              <table:table-cell office:value-type="string">
                <text:p/>
              </table:table-cell>
              <table:table-cell office:value-type="string">
                <text:p>Raggio 10</text:p>
              </table:table-cell>
            </table:table-row>
          </table:table-header-rows>
          <table:table-rows>
            <table:table-row>
              <table:table-cell office:value-type="string">
                <text:p>1</text:p>
              </table:table-cell>
              <table:table-cell office:value-type="float" office:value="2007">
                <text:p>2007</text:p>
              </table:table-cell>
              <table:table-cell office:value-type="float" office:value="195">
                <text:p>195</text:p>
              </table:table-cell>
              <table:table-cell office:value-type="float" office:value="2007">
                <text:p>2007</text:p>
              </table:table-cell>
              <table:table-cell office:value-type="float" office:value="200">
                <text:p>200</text:p>
              </table:table-cell>
              <table:table-cell office:value-type="float" office:value="2007">
                <text:p>2007</text:p>
              </table:table-cell>
              <table:table-cell office:value-type="float" office:value="218">
                <text:p>218</text:p>
              </table:table-cell>
            </table:table-row>
            <table:table-row>
              <table:table-cell office:value-type="string">
                <text:p>2</text:p>
              </table:table-cell>
              <table:table-cell office:value-type="float" office:value="2008">
                <text:p>2008</text:p>
              </table:table-cell>
              <table:table-cell office:value-type="float" office:value="195">
                <text:p>195</text:p>
              </table:table-cell>
              <table:table-cell office:value-type="float" office:value="2008">
                <text:p>2008</text:p>
              </table:table-cell>
              <table:table-cell office:value-type="float" office:value="212">
                <text:p>212</text:p>
              </table:table-cell>
              <table:table-cell office:value-type="float" office:value="2008">
                <text:p>2008</text:p>
              </table:table-cell>
              <table:table-cell office:value-type="float" office:value="261">
                <text:p>261</text:p>
              </table:table-cell>
            </table:table-row>
            <table:table-row>
              <table:table-cell office:value-type="string">
                <text:p>3</text:p>
              </table:table-cell>
              <table:table-cell office:value-type="float" office:value="2009">
                <text:p>2009</text:p>
              </table:table-cell>
              <table:table-cell office:value-type="float" office:value="194">
                <text:p>194</text:p>
              </table:table-cell>
              <table:table-cell office:value-type="float" office:value="2009">
                <text:p>2009</text:p>
              </table:table-cell>
              <table:table-cell office:value-type="float" office:value="223">
                <text:p>223</text:p>
              </table:table-cell>
              <table:table-cell office:value-type="float" office:value="2009">
                <text:p>2009</text:p>
              </table:table-cell>
              <table:table-cell office:value-type="float" office:value="294">
                <text:p>294</text:p>
              </table:table-cell>
            </table:table-row>
            <table:table-row>
              <table:table-cell office:value-type="string">
                <text:p>4</text:p>
              </table:table-cell>
              <table:table-cell office:value-type="float" office:value="2010">
                <text:p>2010</text:p>
              </table:table-cell>
              <table:table-cell office:value-type="float" office:value="194">
                <text:p>194</text:p>
              </table:table-cell>
              <table:table-cell office:value-type="float" office:value="2010">
                <text:p>2010</text:p>
              </table:table-cell>
              <table:table-cell office:value-type="float" office:value="235">
                <text:p>235</text:p>
              </table:table-cell>
              <table:table-cell office:value-type="float" office:value="2010">
                <text:p>2010</text:p>
              </table:table-cell>
              <table:table-cell office:value-type="float" office:value="318">
                <text:p>318</text:p>
              </table:table-cell>
            </table:table-row>
            <table:table-row>
              <table:table-cell office:value-type="string">
                <text:p>5</text:p>
              </table:table-cell>
              <table:table-cell office:value-type="float" office:value="2011">
                <text:p>2011</text:p>
              </table:table-cell>
              <table:table-cell office:value-type="float" office:value="194">
                <text:p>194</text:p>
              </table:table-cell>
              <table:table-cell office:value-type="float" office:value="2011">
                <text:p>2011</text:p>
              </table:table-cell>
              <table:table-cell office:value-type="float" office:value="246">
                <text:p>246</text:p>
              </table:table-cell>
              <table:table-cell office:value-type="float" office:value="2011">
                <text:p>2011</text:p>
              </table:table-cell>
              <table:table-cell office:value-type="float" office:value="335">
                <text:p>335</text:p>
              </table:table-cell>
            </table:table-row>
            <table:table-row>
              <table:table-cell office:value-type="string">
                <text:p>6</text:p>
              </table:table-cell>
              <table:table-cell office:value-type="float" office:value="2012">
                <text:p>2012</text:p>
              </table:table-cell>
              <table:table-cell office:value-type="float" office:value="182">
                <text:p>182</text:p>
              </table:table-cell>
              <table:table-cell office:value-type="float" office:value="2012">
                <text:p>2012</text:p>
              </table:table-cell>
              <table:table-cell office:value-type="float" office:value="243">
                <text:p>243</text:p>
              </table:table-cell>
              <table:table-cell office:value-type="float" office:value="2012">
                <text:p>2012</text:p>
              </table:table-cell>
              <table:table-cell office:value-type="float" office:value="332">
                <text:p>332</text:p>
              </table:table-cell>
            </table:table-row>
            <table:table-row>
              <table:table-cell office:value-type="string">
                <text:p>7</text:p>
              </table:table-cell>
              <table:table-cell office:value-type="float" office:value="2013">
                <text:p>2013</text:p>
              </table:table-cell>
              <table:table-cell office:value-type="float" office:value="170">
                <text:p>170</text:p>
              </table:table-cell>
              <table:table-cell office:value-type="float" office:value="2013">
                <text:p>2013</text:p>
              </table:table-cell>
              <table:table-cell office:value-type="float" office:value="239">
                <text:p>239</text:p>
              </table:table-cell>
              <table:table-cell office:value-type="float" office:value="2013">
                <text:p>2013</text:p>
              </table:table-cell>
              <table:table-cell office:value-type="float" office:value="326">
                <text:p>32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